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cod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style="italic"/>
    </style:style>
    <style:style style:name="P5" style:family="paragraph" style:parent-style-name="Standard" style:list-style-name="List_20_3"/>
    <style:style style:name="P6" style:family="paragraph" style:parent-style-name="Standard" style:list-style-name="List_20_3">
      <style:text-properties fo:font-weight="bold" style:font-weight-asian="bold" style:font-weight-complex="bold"/>
    </style:style>
    <style:style style:name="P7" style:family="paragraph" style:parent-style-name="Standard" style:list-style-name="List_20_3">
      <style:text-properties style:text-underline-style="none" fo:font-weight="bold" style:font-weight-asian="bold"/>
    </style:style>
    <style:style style:name="P8" style:family="paragraph" style:parent-style-name="Standard" style:list-style-name="List_20_3">
      <style:text-properties fo:language="de" fo:country="AT" style:text-underline-style="none" fo:font-weight="bold" style:font-weight-asian="bold"/>
    </style:style>
    <style:style style:name="P9" style:family="paragraph" style:parent-style-name="Standard" style:list-style-name="List_20_3">
      <style:text-properties fo:language="de" fo:country="AT"/>
    </style:style>
    <style:style style:name="P10" style:family="paragraph" style:parent-style-name="Text_20_body" style:list-style-name="List_20_3"/>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Preformatted_20_Text">
      <style:paragraph-properties fo:margin-top="0cm" fo:margin-bottom="0.499cm" style:contextual-spacing="false"/>
      <style:text-properties officeooo:rsid="00127258"/>
    </style:style>
    <style:style style:name="P15" style:family="paragraph" style:parent-style-name="aufgabe" style:list-style-name="List_20_3"/>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color="#ff0000" fo:font-style="italic" style:font-style-asian="italic" style:font-style-complex="italic"/>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fo:color="#ff0000" fo:font-weight="bold" style:font-weight-asian="bold" style:font-weight-complex="bold"/>
    </style:style>
    <style:style style:name="T8" style:family="text">
      <style:text-properties fo:color="#0000ff"/>
    </style:style>
    <style:style style:name="T9" style:family="text">
      <style:text-properties fo:color="#0000ff" fo:font-style="normal" fo:font-weight="bold" style:font-style-asian="normal" style:font-style-complex="normal"/>
    </style:style>
    <style:style style:name="T10" style:family="text">
      <style:text-properties fo:color="#000000"/>
    </style:style>
    <style:style style:name="T11" style:family="text">
      <style:text-properties fo:color="#000000" fo:font-weight="bold"/>
    </style:style>
    <style:style style:name="T12" style:family="text">
      <style:text-properties fo:font-style="italic"/>
    </style:style>
    <style:style style:name="T13" style:family="text">
      <style:text-properties style:font-name="Arial1" style:font-name-asian="Arial1" style:font-name-complex="Arial1"/>
    </style:style>
    <style:style style:name="T14" style:family="text">
      <style:text-properties fo:color="#cc3333" fo:font-weight="bold" style:font-weight-asian="bold" style:font-weight-complex="bold"/>
    </style:style>
    <style:style style:name="T15" style:family="text">
      <style:text-properties fo:color="#000080"/>
    </style:style>
    <style:style style:name="T16" style:family="text">
      <style:text-properties fo:color="#800000"/>
    </style:style>
    <style:style style:name="T17" style:family="text">
      <style:text-properties fo:color="#800000" fo:font-weight="bold"/>
    </style:style>
    <style:style style:name="T18" style:family="text">
      <style:text-properties fo:color="#800000" fo:font-weight="bold" style:font-weight-asian="bold" style:font-weight-complex="bold"/>
    </style:style>
    <style:style style:name="T19" style:family="text">
      <style:text-properties fo:color="#800000" fo:font-weight="bold" fo:background-color="#ffff00" loext:char-shading-value="0" style:font-weight-asian="bold" style:font-weight-complex="bold"/>
    </style:style>
    <style:style style:name="T20" style:family="text">
      <style:text-properties fo:color="#800000" fo:font-style="normal" fo:font-weight="bold" style:font-style-asian="normal" style:font-style-complex="normal"/>
    </style:style>
    <style:style style:name="T21" style:family="text">
      <style:text-properties fo:color="#408080"/>
    </style:style>
    <style:style style:name="T22" style:family="text">
      <style:text-properties fo:color="#408080" fo:font-style="italic" fo:font-weight="bold"/>
    </style:style>
    <style:style style:name="T23" style:family="text">
      <style:text-properties fo:color="#004080"/>
    </style:style>
    <style:style style:name="T24" style:family="text">
      <style:text-properties fo:color="#804000"/>
    </style:style>
    <style:style style:name="T25" style:family="text">
      <style:text-properties fo:color="#ff3333" fo:font-weight="bold" style:font-weight-asian="bold" style:font-weight-complex="bold"/>
    </style:style>
    <style:style style:name="T26" style:family="text">
      <style:text-properties fo:font-weight="normal" style:font-weight-asian="normal" style:font-weight-complex="normal"/>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3" text:name="Inhaltsverzeichnis1_Head">
            <text:p text:style-name="Contents_20_Heading">Inhaltsverzeichnis</text:p>
          </text:index-title>
          <text:p text:style-name="P11"><text:a xlink:type="simple" xlink:href="#__RefHeading__3554_641621065" text:style-name="Internet_20_link" text:visited-style-name="Internet_20_link">1. </text:a>Templates in C++<text:tab/>1</text:p>
          <text:p text:style-name="P13"><text:a xlink:type="simple" xlink:href="#__RefHeading__3556_641621065" text:style-name="Internet_20_link" text:visited-style-name="Internet_20_link">1.1. </text:a>Was sind Templates<text:tab/>1</text:p>
          <text:p text:style-name="P13"><text:a xlink:type="simple" xlink:href="#__RefHeading__3558_641621065" text:style-name="Internet_20_link" text:visited-style-name="Internet_20_link">1.2. </text:a>Funktionstemplates<text:tab/>2</text:p>
          <text:p text:style-name="P12"><text:a xlink:type="simple" xlink:href="#__RefHeading__3560_641621065" text:style-name="Internet_20_link" text:visited-style-name="Internet_20_link">1.2.1. </text:a>Spezialisierung von Template Funktionen<text:tab/>3</text:p>
          <text:p text:style-name="P12"><text:a xlink:type="simple" xlink:href="#__RefHeading__3562_641621065" text:style-name="Internet_20_link" text:visited-style-name="Internet_20_link">1.2.2. </text:a>Aufgabe: templateMax.cpp (u)<text:tab/>4</text:p>
          <text:p text:style-name="P12"><text:a xlink:type="simple" xlink:href="#__RefHeading__3564_641621065" text:style-name="Internet_20_link" text:visited-style-name="Internet_20_link">1.2.3. </text:a>Beispiel: Sortieren verschiedener Arrays (templateSort.cpp)<text:tab/>4</text:p>
          <text:p text:style-name="P12"><text:a xlink:type="simple" xlink:href="#__RefHeading__3566_641621065" text:style-name="Internet_20_link" text:visited-style-name="Internet_20_link">1.2.4. </text:a>Beispiel: Sortieren von Objekt-Arrays (templateSortAdresse.cpp)<text:tab/>7</text:p>
          <text:p text:style-name="P12"><text:a xlink:type="simple" xlink:href="#__RefHeading__3568_641621065" text:style-name="Internet_20_link" text:visited-style-name="Internet_20_link">1.2.5. </text:a>Aufgabe: templateSortAdresse.cpp (u)<text:tab/>7</text:p>
          <text:p text:style-name="P13"><text:a xlink:type="simple" xlink:href="#__RefHeading__3570_641621065" text:style-name="Internet_20_link" text:visited-style-name="Internet_20_link">1.3. </text:a>Klassentemplates<text:tab/>9</text:p>
          <text:p text:style-name="P12"><text:a xlink:type="simple" xlink:href="#__RefHeading__3572_641621065" text:style-name="Internet_20_link" text:visited-style-name="Internet_20_link">1.3.1. </text:a>Definition von Memberfunktionen innerhalb der Klasse<text:tab/>10</text:p>
          <text:p text:style-name="P12"><text:a xlink:type="simple" xlink:href="#__RefHeading__3574_641621065" text:style-name="Internet_20_link" text:visited-style-name="Internet_20_link">1.3.2. </text:a>Definition von Memberfunktionen außerhalb der Klasse<text:tab/>11</text:p>
          <text:p text:style-name="P12"><text:a xlink:type="simple" xlink:href="#__RefHeading__3576_641621065" text:style-name="Internet_20_link" text:visited-style-name="Internet_20_link">1.3.3. </text:a>Definition von Objekten<text:tab/>12</text:p>
          <text:p text:style-name="P12"><text:a xlink:type="simple" xlink:href="#__RefHeading__3578_641621065" text:style-name="Internet_20_link" text:visited-style-name="Internet_20_link">1.3.4. </text:a>Aufgabe: templateStack.cpp (u)<text:tab/>12</text:p>
          <text:p text:style-name="P12"><text:a xlink:type="simple" xlink:href="#__RefHeading__3580_641621065" text:style-name="Internet_20_link" text:visited-style-name="Internet_20_link">1.3.5. </text:a>+Aufgabe: boundVector.cpp (t)<text:tab/>12</text:p>
          <text:p text:style-name="P12"><text:a xlink:type="simple" xlink:href="#__RefHeading__3582_641621065" text:style-name="Internet_20_link" text:visited-style-name="Internet_20_link">1.3.6. </text:a>+Aufgabe: MyStack.c (m)<text:tab/>14</text:p>
          <text:p text:style-name="P13"><text:a xlink:type="simple" xlink:href="#__RefHeading__3584_641621065" text:style-name="Internet_20_link" text:visited-style-name="Internet_20_link">1.4. </text:a>Ausblick<text:tab/>15</text:p>
        </text:index-body>
      </text:table-of-content>
      <text:p text:style-name="Text_20_body"/>
      <text:list xml:id="list6752083731587071276" text:style-name="Outline">
        <text:list-item>
          <text:h text:style-name="Heading_20_1" text:outline-level="1" text:restart-numbering="true" text:start-value="-1"><text:bookmark-start text:name="__RefHeading__3554_641621065"/>Templates in C++<text:bookmark-end text:name="__RefHeading__3554_641621065"/></text:h>
        </text:list-item>
      </text:list>
      <text:p text:style-name="Standard"/>
      <text:list xml:id="list1817474779287274446" text:style-name="List_20_3">
        <text:list-item>
          <text:p text:style-name="P6">Inhalt:</text:p>
          <text:list>
            <text:list-item>
              <text:p text:style-name="P5">Aufbau und Funktionalität der Templates kennen lernen.</text:p>
            </text:list-item>
          </text:list>
        </text:list-item>
      </text:list>
      <text:p text:style-name="Standard"><text:s/></text:p>
      <text:list xml:id="list163924974653967" text:continue-list="list1817474779287274446" text:style-name="List_20_3">
        <text:list-item text:start-value="1">
          <text:p text:style-name="P7">Ziel:</text:p>
          <text:list>
            <text:list-item>
              <text:p text:style-name="P5">STL in eigenen Programmen/Problemlösungen einsetzen können.</text:p>
            </text:list-item>
          </text:list>
          <text:p text:style-name="P8"/>
        </text:list-item>
        <text:list-item>
          <text:p text:style-name="P8">Voraussetzungen:</text:p>
          <text:list>
            <text:list-item>
              <text:p text:style-name="P9">C, C++ Kenntnisse</text:p>
            </text:list-item>
          </text:list>
        </text:list-item>
      </text:list>
      <text:p text:style-name="Standard"/>
      <text:p text:style-name="Standard"/>
      <text:p text:style-name="Standard"/>
      <text:p text:style-name="Standard"/>
      <text:list xml:id="list163924753076612" text:continue-list="list6752083731587071276" text:style-name="Outline">
        <text:list-item>
          <text:list>
            <text:list-item>
              <text:h text:style-name="Heading_20_2" text:outline-level="2"><text:bookmark-start text:name="__RefHeading__3556_641621065"/>Was sind Templates<text:bookmark-end text:name="__RefHeading__3556_641621065"/></text:h>
            </text:list-item>
          </text:list>
        </text:list-item>
      </text:list>
      <text:list xml:id="list163926153818698" text:continue-list="list163924974653967" text:style-name="List_20_3">
        <text:list-item text:start-value="1">
          <text:p text:style-name="P5"><text:bookmark text:name="siteSub"/>Quelle: aus Wikipedia, der freien Enzyklopädie</text:p>
        </text:list-item>
      </text:list>
      <text:section text:style-name="Sect2" text:name="bodyContent">
        <text:p text:style-name="Standard"><text:span text:style-name="luecke"/></text:p>
        <text:p text:style-name="Standard"><text:span text:style-name="luecke">Templates</text:span> oder Schablonen sind „Programmgerüste“, die eine vom Datentyp <text:span text:style-name="luecke">unabhängige</text:span> Programmierung ermöglichen. </text:p>
        <text:p text:style-name="Standard"/>
        <text:p text:style-name="Standard"/>
        <text:p text:style-name="Standard">Auch die C++-Standardbibliothek stellt viele nützliche Komponenten in Form eines Template-Frameworks – der <text:span text:style-name="luecke">Standard-Template-Library</text:span> <text:s/>(STL)- zur Verfügung.</text:p>
        <text:p text:style-name="Standard"/>
        <text:p text:style-name="Standard"/>
        <text:p text:style-name="Standard">Es gibt zwei Arten von Templates in C++: </text:p>
        <text:list xml:id="list163925779934851" text:continue-list="list163926153818698" text:style-name="List_20_3">
          <text:list-item text:start-value="1">
            <text:p text:style-name="P5"><text:span text:style-name="luecke"><text:span text:style-name="T1">Funktionstemplates</text:span></text:span> und </text:p>
          </text:list-item>
          <text:list-item>
            <text:p text:style-name="P5"><text:span text:style-name="luecke"><text:span text:style-name="T1">Klassentemplates</text:span></text:span>.</text:p>
          </text:list-item>
        </text:list>
        <text:p text:style-name="Standard"/>
        <text:list xml:id="list163925902847212" text:continue-list="list163924753076612" text:style-name="Outline">
          <text:list-item>
            <text:list>
              <text:list-item>
                <text:h text:style-name="Heading_20_2" text:outline-level="2"><text:bookmark-start text:name="__RefHeading__3558_641621065"/><text:bookmark text:name="Funktionstemplates"/><text:soft-page-break/>Funktionstemplates<text:bookmark-end text:name="__RefHeading__3558_641621065"/></text:h>
              </text:list-item>
            </text:list>
          </text:list-item>
        </text:list>
        <text:p text:style-name="Text_20_body">Ein <text:span text:style-name="luecke"><text:span text:style-name="T1">Funktionstemplate</text:span></text:span> (auch <text:span text:style-name="T12">Templatefunktion</text:span> genannt) verhält sich wie eine Funktion, die in der Lage ist, Argumente verschiedener Typen entgegenzunehmen, und/oder verschiedene Rückgabetypen zu liefern. </text:p>
        <text:p text:style-name="Text_20_body"/>
        <text:p text:style-name="Text_20_body">Bisher konnten wir durch die Methode des Überladens von Funktionen folg. erreichen:</text:p>
        <text:p text:style-name="P2">short Max(short x, short y){</text:p>
        <text:p text:style-name="code"><text:tab/>if (x &lt; y)</text:p>
        <text:p text:style-name="code"><text:tab/><text:tab/>return y;</text:p>
        <text:p text:style-name="code"><text:tab/>else</text:p>
        <text:p text:style-name="code"><text:tab/><text:tab/>return x;</text:p>
        <text:p text:style-name="code">}</text:p>
        <text:p text:style-name="code"><text:line-break/><text:span text:style-name="T3">long Max(long x, long y){<text:line-break/></text:span><text:tab/>if (x &lt; y)</text:p>
        <text:p text:style-name="code"><text:tab/><text:tab/>return y;</text:p>
        <text:p text:style-name="code"><text:tab/>else</text:p>
        <text:p text:style-name="code"><text:tab/><text:tab/>return x;</text:p>
        <text:p text:style-name="code">}</text:p>
        <text:p text:style-name="code"><text:line-break/><text:span text:style-name="T3">float Max(float x, float y){<text:line-break/></text:span><text:tab/>if (x &lt; y)</text:p>
        <text:p text:style-name="code"><text:tab/><text:tab/>return y;</text:p>
        <text:p text:style-name="code"><text:tab/>else</text:p>
        <text:p text:style-name="code"><text:tab/><text:tab/>return x;</text:p>
        <text:p text:style-name="code">} </text:p>
        <text:p text:style-name="Text_20_body"/>
        <text:p text:style-name="Text_20_body"/>
        <text:p text:style-name="Text_20_body">Nun kann man mittels eines Templates diese Variante wesentlich eleganter lösen:</text:p>
        <text:p text:style-name="P2"><text:span text:style-name="luecke">template</text:span> &lt;<text:span text:style-name="luecke">typename</text:span> T&gt;</text:p>
        <text:p text:style-name="code"><text:span text:style-name="luecke">T</text:span> Max(<text:span text:style-name="luecke">T</text:span> x, <text:span text:style-name="luecke">T</text:span> y){</text:p>
        <text:p text:style-name="code"><text:s text:c="2"/>if (x &lt; y)</text:p>
        <text:p text:style-name="code"><text:s text:c="4"/>return y;</text:p>
        <text:p text:style-name="code"><text:s text:c="2"/>else</text:p>
        <text:p text:style-name="code"><text:s text:c="4"/>return x;</text:p>
        <text:p text:style-name="code">}</text:p>
        <text:p text:style-name="Text_20_body"/>
        <text:p text:style-name="Text_20_body">Diese Schablone kann genauso aufgerufen werden wie eine Funktion:</text:p>
        <text:p text:style-name="code">cout &lt;&lt; M<text:span text:style-name="T3">ax&lt;int&gt;(3, 7)</text:span>; <text:s text:c="2"/>// gibt 7 aus</text:p>
        <text:p text:style-name="code"/>
        <text:p text:style-name="Standard"/>
        <text:p text:style-name="Text_20_body">Das Ganze funktioniert sowohl für <text:span text:style-name="Source_20_Text">int</text:span> also auch für <text:span text:style-name="Source_20_Text">std::string</text:span> oder irgendeinen anderen Typ, für den der Vergleich <text:span text:style-name="Source_20_Text">x&lt;y</text:span> eine wohldefinierte Operation darstellt. </text:p>
        <text:p text:style-name="Text_20_body"/>
        <text:list xml:id="list163926146598904" text:continue-list="list163925779934851" text:style-name="List_20_3">
          <text:list-item>
            <text:p text:style-name="P10">Hinweis: Bei selbstdefinierten Klassen/Typen <text:line-break/>macht man von <text:span text:style-name="luecke">Operator-Überladung</text:span> Gebrauch, um die Bedeutung von <text:span text:style-name="Source_20_Text">&lt;</text:span> für den Typ festzulegen und dadurch die Verwendung von M<text:span text:style-name="Source_20_Text">ax()</text:span> für den betreffenden Typ zu ermöglichen.</text:p>
          </text:list-item>
        </text:list>
        <text:p text:style-name="Text_20_body"><text:soft-page-break/></text:p>
        <text:p text:style-name="Text_20_body">Das Beispiel für sich genommen mag nicht besonders nützlich erscheinen, im Zusammenspiel mit der C++-Standardbibliothek erschließt sich aber eine enorme Funktionalität für einen neuen Typ ganz einfach dadurch, dass man ein paar Operatoren definiert. </text:p>
        <text:p text:style-name="Text_20_body">Allein schon durch die <text:span text:style-name="T18">Definition von </text:span><text:span text:style-name="Source_20_Text"><text:span text:style-name="T18">&lt;</text:span></text:span> wird ein Typ in die Lage versetzt, mit den Standardalgorithmen <text:span text:style-name="T3">std::sort() und std::binary_search()</text:span> zusammenzuarbeiten, sowie mit Datenstrukturen wie <text:span text:style-name="T3">Mengen, Stapeln, assoziativen Feldern</text:span>, usw.</text:p>
        <text:p text:style-name="Text_20_body"/>
        <text:p text:style-name="Text_20_body">Anmerkung:</text:p>
        <text:p text:style-name="Text_20_body">Die C++-Standardbibliothek enthält bereits das Funktionstemplate <text:span text:style-name="Source_20_Text">std::max(x, y)</text:span>. Es gibt entweder <text:span text:style-name="Source_20_Text">x</text:span> oder <text:span text:style-name="Source_20_Text">y</text:span> zurück, und zwar abhängig davon, welches der beiden Argumente größer ist.</text:p>
        <text:p text:style-name="Text_20_body"/>
        <text:list xml:id="list163925755188055" text:continue-numbering="true" text:style-name="List_20_3">
          <text:list-item>
            <text:p text:style-name="P10"><text:span text:style-name="T3">Hinweis: template in die Header-Datei</text:span><text:line-break/>Arbeiten Sie mit getrennten Dateien für Deklarationen der Funktionen (Header-Dateien) und deren Definitionen (Quellcode-Dateien), so müssen Sie</text:p>
          </text:list-item>
        </text:list>
        <text:p text:style-name="merke"><text:s/><text:span text:style-name="T3">das Funktions-Template immer mit</text:span> in die <text:span text:style-name="luecke">Header</text:span>-Datei aufnehmen! </text:p>
        <text:p text:style-name="Text_20_body"><text:line-break/>Die endgültige Funktion wird ja erst beim Aufruf einer durch das Funktions-Template vorgegebenen Funktion erstellt, und dazu benötigt der Compiler den Code der Funktion. </text:p>
        <text:p text:style-name="Text_20_body"/>
        <text:list xml:id="list163925894723162" text:continue-list="list163925902847212" text:style-name="Outline">
          <text:list-item>
            <text:list>
              <text:list-item>
                <text:list>
                  <text:list-item>
                    <text:h text:style-name="Heading_20_3" text:outline-level="3"><text:bookmark-start text:name="__RefHeading__3560_641621065"/>Spezialisierung von Template Funktionen<text:bookmark-end text:name="__RefHeading__3560_641621065"/></text:h>
                  </text:list-item>
                </text:list>
              </text:list-item>
            </text:list>
          </text:list-item>
        </text:list>
        <text:list xml:id="list163925530209089" text:continue-list="list163925755188055" text:style-name="List_20_3">
          <text:list-item>
            <text:p text:style-name="P10"><text:span text:style-name="T3">Das Problem: Die Adressen werden verglichen<text:line-break/></text:span>Was passiert nun, wenn Sie die Funktion <text:span text:style-name="T12">Max(...)</text:span> mit zwei<text:span text:style-name="T3"> C-Strings</text:span> (<text:span text:style-name="T12">char</text:span>-Zeigern) aufrufen, um die Strings miteinander zu vergleichen? Da der Compiler beim Aufruf der Funktion die formalen Datentypen durch die tatsächlichen ersetzt, generiert er Ihnen eine Funktion, die nicht die Strings sondern <text:span text:style-name="T3">nur deren Adressen</text:span> im Speicher vergleicht! Was also tun? </text:p>
          </text:list-item>
        </text:list>
        <text:p text:style-name="Text_20_body"/>
        <text:p text:style-name="Text_20_body">Zum einen können Templates für bestimmte Datentypen spezialisiert werden. Um für einen bestimmten Datentyp ein spezielles Funktions-Template zu erstellen, wird zunächst die <text:span text:style-name="T12">template</text:span>-Anweisung angegeben, jetzt jedoch mit einer leeren spitzen Klammer. Der Datentyp für den dieses Funktions-Template verwendet werden soll, wird dann nach dem Funktionsnamen in spitzen Klammer angegeben. </text:p>
        <text:p text:style-name="code"><text:span text:style-name="Source_20_Text"><text:span text:style-name="T3">template&lt;&gt;</text:span></text:span><text:span text:style-name="Source_20_Text"> char* Max&lt;char*&gt;(char* p1, char* p2)</text:span></text:p>
        <text:p text:style-name="Text_20_body"/>
        <text:p text:style-name="Text_20_body"/>
        <text:p text:style-name="Text_20_body">Hier eine Zusammenfassung:</text:p>
        <text:p text:style-name="code"><text:span text:style-name="Source_20_Text"><text:span text:style-name="T15">// Allgemeine Templatedefinition</text:span></text:span><text:span text:style-name="Source_20_Text"><text:line-break/></text:span><text:span text:style-name="Source_20_Text"><text:span text:style-name="T3">template &lt;typename T&gt; <text:line-break/>T Max(T x, T y){<text:line-break/></text:span></text:span><text:span text:style-name="Source_20_Text"><text:span text:style-name="T26"> <text:s/>if (x &lt; y)</text:span></text:span></text:p>
        <text:p text:style-name="code"><text:s text:c="4"/>return y;</text:p>
        <text:p text:style-name="code"><text:s text:c="2"/>else</text:p>
        <text:p text:style-name="code"><text:s text:c="4"/>return x;</text:p>
        <text:p text:style-name="code"><text:span text:style-name="Source_20_Text"><text:span text:style-name="T3">}</text:span></text:span><text:span text:style-name="T3"> </text:span></text:p>
        <text:p text:style-name="P2"/>
        <text:p text:style-name="code"><text:span text:style-name="Source_20_Text"><text:span text:style-name="T15">//Spezielles Funktions-Template<text:line-break/></text:span></text:span><text:soft-page-break/><text:span text:style-name="Source_20_Text"><text:span text:style-name="T7">template&lt;&gt;</text:span></text:span><text:span text:style-name="Source_20_Text"><text:span text:style-name="T3"> <text:line-break/></text:span></text:span><text:span text:style-name="Source_20_Text"><text:span text:style-name="T25">char*</text:span></text:span><text:span text:style-name="Source_20_Text"><text:span text:style-name="T3"> Max</text:span></text:span><text:span text:style-name="Source_20_Text"><text:span text:style-name="T7">&lt;char*&gt;</text:span></text:span><text:span text:style-name="Source_20_Text"><text:span text:style-name="T3">(</text:span></text:span><text:span text:style-name="Source_20_Text"><text:span text:style-name="T25">char*</text:span></text:span><text:span text:style-name="Source_20_Text"><text:span text:style-name="T3"> x, </text:span></text:span><text:span text:style-name="Source_20_Text"><text:span text:style-name="T25">char*</text:span></text:span><text:span text:style-name="Source_20_Text"><text:span text:style-name="T3"> y){<text:line-break/></text:span></text:span><text:span text:style-name="Source_20_Text"> <text:s text:c="3"/>if (strcmp(x,y) &gt; 0)<text:line-break/> <text:s text:c="7"/>return x;<text:line-break/> <text:s text:c="3"/>else<text:line-break/> <text:s text:c="7"/>return y;<text:line-break/>}</text:span></text:p>
        <text:p text:style-name="code"><text:span text:style-name="Source_20_Text"/></text:p>
        <text:p text:style-name="code"><text:span text:style-name="Source_20_Text"/></text:p>
        <text:p text:style-name="code"><text:span text:style-name="Source_20_Text"><text:span text:style-name="T15">//Aufruf des speziellen Funktions-Template</text:span></text:span></text:p>
        <text:p text:style-name="code"><text:span text:style-name="Source_20_Text"><text:span text:style-name="T15">char* <text:s/>pMax;<text:line-break/></text:span></text:span><text:span text:style-name="Source_20_Text">pMax = Max&lt;char*&gt;(pName1, pName2);</text:span></text:p>
        <text:p text:style-name="code"/>
        <text:p text:style-name="Text_20_body"/>
        <text:p text:style-name="Text_20_body"/>
        <text:list xml:id="list163925059198832" text:continue-list="list163925894723162" text:style-name="Outline">
          <text:list-item>
            <text:list>
              <text:list-item>
                <text:list>
                  <text:list-item>
                    <text:h text:style-name="Heading_20_3" text:outline-level="3"><text:bookmark-start text:name="__RefHeading__3562_641621065"/>Aufgabe: templateMax.cpp (u)<text:bookmark-end text:name="__RefHeading__3562_641621065"/></text:h>
                  </text:list-item>
                </text:list>
              </text:list-item>
            </text:list>
          </text:list-item>
        </text:list>
        <text:p text:style-name="aufgabe">Vervollständigen Sie folgendes Programm:</text:p>
        <text:p text:style-name="aufgabe"/>
        <text:p text:style-name="aufgabe">// Allgemeine Templatedefinition</text:p>
        <text:p text:style-name="aufgabe">??????????????</text:p>
        <text:p text:style-name="aufgabe"/>
        <text:p text:style-name="aufgabe"/>
        <text:p text:style-name="aufgabe">//Spezielles Funktions-Template</text:p>
        <text:p text:style-name="aufgabe">????????????????</text:p>
        <text:p text:style-name="aufgabe"/>
        <text:p text:style-name="aufgabe">int main(){</text:p>
        <text:p text:style-name="aufgabe"><text:tab/>char s1[]="aaa";</text:p>
        <text:p text:style-name="aufgabe"><text:tab/>char s2[]="bbb";</text:p>
        <text:p text:style-name="aufgabe"><text:tab/></text:p>
        <text:p text:style-name="aufgabe"><text:tab/>cout &lt;&lt; Max(0,3) &lt;&lt; endl;</text:p>
        <text:p text:style-name="aufgabe"><text:s/><text:tab/>cout &lt;&lt; Max(4.67,5.67) &lt;&lt; endl;</text:p>
        <text:p text:style-name="aufgabe"><text:s text:c="4"/><text:tab/>cout &lt;&lt; Max&lt;int&gt;(0,3) &lt;&lt; endl;</text:p>
        <text:p text:style-name="aufgabe"><text:s text:c="4"/><text:tab/>cout &lt;&lt; Max&lt;char*&gt;(s1, s2);</text:p>
        <text:p text:style-name="aufgabe"><text:s text:c="2"/></text:p>
        <text:p text:style-name="aufgabe"><text:s text:c="2"/><text:tab/>cout &lt;&lt; endl;</text:p>
        <text:p text:style-name="aufgabe"><text:s/><text:tab/>return 0;</text:p>
        <text:p text:style-name="aufgabe">}</text:p>
        <text:p text:style-name="Text_20_body"/>
        <text:p text:style-name="Text_20_body">Anmerkung: Wenn die Parameter eindeutig zugeordnet werden können, kann die Type-Angabe entfallen (Max(0,3) entspricht demnach Max&lt;int&gt;(0, 3))</text:p>
        <text:p text:style-name="Text_20_body"><text:s/></text:p>
        <text:list xml:id="list163925262885382" text:continue-numbering="true" text:style-name="Outline">
          <text:list-item>
            <text:list>
              <text:list-item>
                <text:list>
                  <text:list-item>
                    <text:h text:style-name="Heading_20_3" text:outline-level="3"><text:bookmark-start text:name="__RefHeading__3564_641621065"/>Beispiel: Sortieren verschiedener Arrays (templateSort.cpp)<text:bookmark-end text:name="__RefHeading__3564_641621065"/></text:h>
                  </text:list-item>
                </text:list>
              </text:list-item>
            </text:list>
          </text:list-item>
        </text:list>
        <text:p text:style-name="Standard">Das folg. Programm zeigt die Anwendung von Funktions-Templates zum Sortieren von Arrays.</text:p>
        <text:p text:style-name="Standard"/>
        <text:list xml:id="list163925857319210" text:continue-list="list163925530209089" text:style-name="List_20_3">
          <text:list-item>
            <text:p text:style-name="P5">Das <text:span text:style-name="T2">Funktions-Template Sort(...)</text:span><text:span text:style-name="T1"> </text:span><text:line-break/>zum Sortieren erhält als Parameter einen Zeiger auf den Beginn des zu sortierenden Arrays sowie die Anzahl der Arrayelemente. <text:line-break/><text:line-break/>Innerhalb von <text:span text:style-name="T12">Sort(...)</text:span> wird ein weiteres </text:p>
          </text:list-item>
          <text:list-item>
            <text:p text:style-name="P5"><text:span text:style-name="T2">Funktions-Template Swap(...)</text:span> <text:line-break/><text:soft-page-break/>aufgerufen, das zwei beliebige Datenelemente vertauscht.</text:p>
          </text:list-item>
        </text:list>
        <text:p text:style-name="Standard"/>
        <text:p text:style-name="Standard"/>
        <text:list xml:id="list163925251355710" text:continue-numbering="true" text:style-name="List_20_3">
          <text:list-item>
            <text:p text:style-name="P5">Im Hauptprogramm wird dann ein <text:span text:style-name="T12">long</text:span>- und ein <text:span text:style-name="T12">double</text:span>-Array definiert und mit beliebigen Werten gefüllt.</text:p>
          </text:list-item>
        </text:list>
        <text:p text:style-name="Standard"><text:span text:style-name="Source_20_Text"><text:span text:style-name="T11"><text:tab/>long</text:span></text:span><text:span text:style-name="Source_20_Text"><text:span text:style-name="T16"> <text:s text:c="3"/>longArray</text:span></text:span><text:span text:style-name="Source_20_Text"><text:span text:style-name="T10">[] = {</text:span></text:span><text:span text:style-name="Source_20_Text"><text:span text:style-name="T24">1</text:span></text:span><text:span text:style-name="Source_20_Text"><text:span text:style-name="T10">,-</text:span></text:span><text:span text:style-name="Source_20_Text"><text:span text:style-name="T24">10</text:span></text:span><text:span text:style-name="Source_20_Text"><text:span text:style-name="T10">,-</text:span></text:span><text:span text:style-name="Source_20_Text"><text:span text:style-name="T24">2</text:span></text:span><text:span text:style-name="Source_20_Text"><text:span text:style-name="T10">,</text:span></text:span><text:span text:style-name="Source_20_Text"><text:span text:style-name="T24">20</text:span></text:span><text:span text:style-name="Source_20_Text"><text:span text:style-name="T10">};</text:span></text:span></text:p>
        <text:p text:style-name="Standard"><text:span text:style-name="Source_20_Text"><text:span text:style-name="T17"><text:tab/></text:span></text:span><text:span text:style-name="Source_20_Text"><text:span text:style-name="T11">double</text:span></text:span><text:span text:style-name="Source_20_Text"><text:span text:style-name="T16"> <text:s/>doubleArray</text:span></text:span><text:span text:style-name="Source_20_Text"><text:span text:style-name="T10">[] = {</text:span></text:span><text:span text:style-name="Source_20_Text"><text:span text:style-name="T24">1.1f</text:span></text:span><text:span text:style-name="Source_20_Text"><text:span text:style-name="T10">,</text:span></text:span><text:span text:style-name="Source_20_Text"><text:span text:style-name="T16"> </text:span></text:span><text:span text:style-name="Source_20_Text"><text:span text:style-name="T24">0.9f</text:span></text:span><text:span text:style-name="Source_20_Text"><text:span text:style-name="T10">, -</text:span></text:span><text:span text:style-name="Source_20_Text"><text:span text:style-name="T24">1.2f</text:span></text:span><text:span text:style-name="Source_20_Text"><text:span text:style-name="T10">,</text:span></text:span><text:span text:style-name="Source_20_Text"><text:span text:style-name="T16"> </text:span></text:span><text:span text:style-name="Source_20_Text"><text:span text:style-name="T24">5.5f</text:span></text:span><text:span text:style-name="Source_20_Text"><text:span text:style-name="T10">};</text:span></text:span></text:p>
        <text:p text:style-name="Standard"/>
        <text:p text:style-name="Standard"/>
        <text:p text:style-name="Standard">Beide Arrays werden dann zur Kontrolle zunächst im unsortierten Zustand ausgegeben, dann durch Aufruf des Funktions-Template <text:span text:style-name="T12">Sort(...)</text:span> sortiert und zum Schluss im sortierten Zustand nochmals ausgegeben.</text:p>
        <text:p text:style-name="Standard">Eine mögliche Programmausgabe:</text:p>
        <text:p text:style-name="Standard"/>
        <text:p text:style-name="Standard">Unsortierte long:<text:line-break/>1, -10, -2, 20,<text:line-break/>Sortierte long:<text:line-break/>-10, -2, 1, 20,<text:line-break/><text:line-break/>Unsortiert double:<text:line-break/>1.1, 0.9, -1.2, 5.5,<text:line-break/>Sortierte double:<text:line-break/>-1.2, 0.9, 1.1, 5.5, </text:p>
        <text:p text:style-name="Standard"/>
        <text:p text:style-name="Standard"/>
        <text:list xml:id="list163925652187845" text:continue-numbering="true" text:style-name="List_20_3">
          <text:list-item>
            <text:p text:style-name="P5">Hier die Lösung: templateSort.cpp (b)</text:p>
          </text:list-item>
        </text:list>
        <text:p text:style-name="Standard"><text:s/></text:p>
        <text:p text:style-name="code">// a.hofmann</text:p>
        <text:p text:style-name="code">// templateSort.cpp</text:p>
        <text:p text:style-name="code"/>
        <text:p text:style-name="code">#include &lt;iostream&gt;</text:p>
        <text:p text:style-name="code">#include &lt;string&gt;</text:p>
        <text:p text:style-name="code"/>
        <text:p text:style-name="code">using std::cout;</text:p>
        <text:p text:style-name="code">using std::endl;</text:p>
        <text:p text:style-name="code"/>
        <text:p text:style-name="code">// Funktionstemplate zum Tauschen von Werten beliebigen Datentyps</text:p>
        <text:p text:style-name="code">// ==============================================================</text:p>
        <text:p text:style-name="P2">template &lt;typename T&gt;</text:p>
        <text:p text:style-name="code">void Swap(<text:span text:style-name="T3">T&amp;</text:span> val1, <text:span text:style-name="T3">T&amp;</text:span> val2){</text:p>
        <text:p text:style-name="code"><text:s text:c="4"/><text:span text:style-name="T3">T</text:span> temp(val1);</text:p>
        <text:p text:style-name="code"><text:s text:c="4"/>val1 = val2;</text:p>
        <text:p text:style-name="code"><text:s text:c="4"/>val2 = temp;</text:p>
        <text:p text:style-name="code">}</text:p>
        <text:p text:style-name="code"/>
        <text:p text:style-name="code">// Funktionstemplate zum Sortieren von Zahlen</text:p>
        <text:p text:style-name="code">// beliebigen Datentyps innerhalb eines Feldes</text:p>
        <text:p text:style-name="code">// ===========================================</text:p>
        <text:p text:style-name="code">// pValues ist der Zeiger auf den Beginn des Datenfeldes</text:p>
        <text:p text:style-name="code">// und noOfValues enthaelt die Anzahl der Daten</text:p>
        <text:p text:style-name="P2">template &lt;typename T&gt;</text:p>
        <text:p text:style-name="code">void Sort(<text:span text:style-name="T3">T</text:span> pValues, int noOfValues){</text:p>
        <text:p text:style-name="code"><text:s text:c="4"/>bool changed; <text:s text:c="6"/>// Tauschflag</text:p>
        <text:p text:style-name="code"/>
        <text:p text:style-name="code"><text:s text:c="4"/>// Tauschschleife</text:p>
        <text:p text:style-name="code"><text:s text:c="4"/>do</text:p>
        <text:p text:style-name="code"><text:soft-page-break/><text:s text:c="4"/>{</text:p>
        <text:p text:style-name="code"><text:s text:c="8"/>// Tauschflag loeschen</text:p>
        <text:p text:style-name="code"><text:s text:c="8"/>changed = false;</text:p>
        <text:p text:style-name="code"><text:s text:c="8"/>// Alle Elemente vergleichen</text:p>
        <text:p text:style-name="code"><text:s text:c="8"/>for (int index=0; index&lt;noOfValues-1; index++)</text:p>
        <text:p text:style-name="code"><text:s text:c="8"/>{</text:p>
        <text:p text:style-name="code"/>
        <text:p text:style-name="code"><text:s text:c="12"/>// Falls getauscht werden muss</text:p>
        <text:p text:style-name="code"><text:s text:c="12"/>if (pValues[index]&gt;pValues[index+1])</text:p>
        <text:p text:style-name="code"><text:s text:c="12"/>{</text:p>
        <text:p text:style-name="code"><text:s text:c="16"/>// Werte tauschen</text:p>
        <text:p text:style-name="P2"><text:s text:c="16"/>Swap(pValues[index],pValues[index+1]);</text:p>
        <text:p text:style-name="code"><text:s text:c="16"/>// Tauschflag setzen</text:p>
        <text:p text:style-name="code"><text:s text:c="16"/>changed = true;</text:p>
        <text:p text:style-name="code"><text:s text:c="12"/>}</text:p>
        <text:p text:style-name="code"><text:s text:c="8"/>}</text:p>
        <text:p text:style-name="code"><text:s text:c="4"/>} while (changed);</text:p>
        <text:p text:style-name="code"><text:s text:c="4"/>// Schleife so lange durchlaufen, bis nicht mehr getauscht wurde</text:p>
        <text:p text:style-name="code">}</text:p>
        <text:p text:style-name="code"/>
        <text:p text:style-name="code"/>
        <text:p text:style-name="code">//</text:p>
        <text:p text:style-name="code">// HAUPTPROGRAMM</text:p>
        <text:p text:style-name="code">// =============</text:p>
        <text:p text:style-name="code">int main(){</text:p>
        <text:p text:style-name="code"><text:s text:c="4"/>int <text:s text:c="4"/>index;</text:p>
        <text:p text:style-name="code"><text:s text:c="4"/>long <text:s text:c="3"/>longArray[] = {1,-10,-2,20};</text:p>
        <text:p text:style-name="code"><text:s text:c="4"/>double <text:s/>doubleArray[] = {1.1f, 0.9f, -1.2f, 5.5f};</text:p>
        <text:p text:style-name="code"/>
        <text:p text:style-name="code"/>
        <text:p text:style-name="code"><text:s text:c="4"/>cout&lt;&lt; "\n\nunsortiert long: "&lt;&lt;endl;</text:p>
        <text:p text:style-name="code"><text:s text:c="4"/>for (int i=0; i &lt; 4; i++)</text:p>
        <text:p text:style-name="code"><text:s text:c="8"/>cout &lt;&lt; longArray[i] &lt;&lt; ", " ;</text:p>
        <text:p text:style-name="code"><text:s text:c="8"/></text:p>
        <text:p text:style-name="code"><text:s text:c="4"/>cout&lt;&lt; "\n\nunsortiert double: "&lt;&lt;endl;</text:p>
        <text:p text:style-name="code"><text:s text:c="4"/>for (int i=0; i &lt; 4; i++)</text:p>
        <text:p text:style-name="code"><text:s text:c="8"/>cout &lt;&lt; doubleArray[i] &lt;&lt; ", " ;</text:p>
        <text:p text:style-name="code"><text:s text:c="16"/></text:p>
        <text:p text:style-name="code"><text:s text:c="4"/><text:span text:style-name="T3">Sort&lt;long*&gt;(longArray, 4);</text:span></text:p>
        <text:p text:style-name="P2"><text:s text:c="4"/>Sort&lt;double*&gt;(doubleArray, 4);</text:p>
        <text:p text:style-name="P2"><text:s text:c="4"/></text:p>
        <text:p text:style-name="code"><text:s text:c="4"/>cout&lt;&lt; "\n\nsortiert long: "&lt;&lt;endl;</text:p>
        <text:p text:style-name="code"><text:s text:c="4"/>for (int i=0; i &lt; 4; i++)</text:p>
        <text:p text:style-name="code"><text:s text:c="8"/>cout &lt;&lt; longArray[i] &lt;&lt; ", " ;</text:p>
        <text:p text:style-name="code"/>
        <text:p text:style-name="code"><text:s text:c="4"/>cout&lt;&lt; "\n\nsortiert double: "&lt;&lt;endl;</text:p>
        <text:p text:style-name="code"><text:s text:c="4"/>for (int i=0; i &lt; 4; i++)</text:p>
        <text:p text:style-name="code"><text:s text:c="8"/>cout &lt;&lt; doubleArray[i] &lt;&lt; ", " ;</text:p>
        <text:p text:style-name="code"/>
        <text:p text:style-name="code"><text:s text:c="4"/>cout &lt;&lt; endl&lt;&lt;endl;</text:p>
        <text:p text:style-name="code"><text:s text:c="4"/>return 0;</text:p>
        <text:p text:style-name="code">}</text:p>
        <text:p text:style-name="Text_20_body"/>
        <text:list xml:id="list163925744082221" text:continue-list="list163925262885382" text:style-name="Outline">
          <text:list-item>
            <text:list>
              <text:list-item>
                <text:list>
                  <text:list-item>
                    <text:h text:style-name="Heading_20_3" text:outline-level="3"><text:bookmark-start text:name="__RefHeading__3566_641621065"/><text:soft-page-break/>Beispiel: Sortieren <text:s/>von Objekt-Arrays (templateSortAdresse.cpp)<text:bookmark-end text:name="__RefHeading__3566_641621065"/></text:h>
                  </text:list-item>
                  <text:list-item>
                    <text:h text:style-name="Heading_20_3" text:outline-level="3"><text:bookmark-start text:name="__RefHeading__3568_641621065"/>Aufgabe: templateSortAdresse.cpp (u)<text:bookmark-end text:name="__RefHeading__3568_641621065"/></text:h>
                  </text:list-item>
                </text:list>
              </text:list-item>
            </text:list>
          </text:list-item>
        </text:list>
        <text:p text:style-name="aufgabe">Mit Hilfe der im vorherigen Beispiel aufgeführten Funktions-Templates <text:span text:style-name="T12">Swap(...)</text:span> und <text:span text:style-name="T12">Sort(...)</text:span> soll nun ein</text:p>
        <text:p text:style-name="aufgabe"/>
        <text:list xml:id="list163925501488347" text:continue-list="list163925652187845" text:style-name="List_20_3">
          <text:list-item>
            <text:p text:style-name="P15">ARRAY aus Objekten sortiert werden.</text:p>
          </text:list-item>
        </text:list>
        <text:p text:style-name="code"><text:span text:style-name="Source_20_Text"><text:span text:style-name="T16"><text:s text:c="4"/>Address </text:span></text:span><text:span text:style-name="Source_20_Text"><text:span text:style-name="T10">*</text:span></text:span><text:span text:style-name="Source_20_Text"><text:span text:style-name="T16">pAddress </text:span></text:span><text:span text:style-name="Source_20_Text"><text:span text:style-name="T10">= </text:span></text:span><text:span text:style-name="Source_20_Text"><text:span text:style-name="T11">new</text:span></text:span><text:span text:style-name="Source_20_Text"><text:span text:style-name="T16"> Address</text:span></text:span><text:span text:style-name="Source_20_Text"><text:span text:style-name="T10">[</text:span></text:span><text:span text:style-name="Source_20_Text"><text:span text:style-name="T16">SIZE</text:span></text:span><text:span text:style-name="Source_20_Text"><text:span text:style-name="T10">];</text:span></text:span></text:p>
        <text:p text:style-name="aufgabe"/>
        <text:p text:style-name="aufgabe"/>
        <text:list xml:id="list163924520974773" text:continue-numbering="true" text:style-name="List_20_3">
          <text:list-item>
            <text:p text:style-name="P15">Die Adressdaten Name und Wohnort sind als <text:span text:style-name="T12">string</text:span>-Objekte innerhalb der Klasse Adresse abgelegt.</text:p>
          </text:list-item>
        </text:list>
        <text:p text:style-name="aufgabe"/>
        <text:list xml:id="list163925864792416" text:continue-numbering="true" text:style-name="List_20_3">
          <text:list-item>
            <text:p text:style-name="P15">Die Adressenliste selbst wird durch ein ObjektArray vom Typ <text:span text:style-name="T12">Address</text:span> implementiert.</text:p>
          </text:list-item>
          <text:list-item>
            <text:p text:style-name="P15">Für die Ausgabe der Adressdaten wird der überladene Operator &lt;&lt; verwendet.</text:p>
          </text:list-item>
        </text:list>
        <text:p text:style-name="aufgabe"/>
        <text:list xml:id="list163926040127426" text:continue-numbering="true" text:style-name="List_20_3">
          <text:list-item>
            <text:p text:style-name="P15">Im Hauptprogramm wird eine Adressenliste für vier Einträge dynamisch erstellt und mit Adressdaten belegt. Zur Kontrolle werden die Adressdaten ausgeben.</text:p>
          </text:list-item>
        </text:list>
        <text:p text:style-name="aufgabe"/>
        <text:p text:style-name="aufgabe">TODO:</text:p>
        <text:p text:style-name="aufgabe">Ihre Aufgabe ist es nun, diese Adressenliste mit Hilfe der beiden Funktions-Templates <text:span text:style-name="T12">Sort(...)</text:span> und <text:span text:style-name="T12">Swap(...)</text:span> alphabethisch nach dem Namen zu sortieren.</text:p>
        <text:p text:style-name="aufgabe">So einfach diese Übung am Anfang auch scheinen mag, hier steckt die Schwierigkeit im Detail. </text:p>
        <text:p text:style-name="aufgabe"/>
        <text:p text:style-name="aufgabe"/>
        <text:p text:style-name="aufgabe">Hier ein paar Hinweise zur Lösung:</text:p>
        <text:p text:style-name="aufgabe"/>
        <text:list xml:id="list163925849340681" text:continue-list="list163926040127426" text:style-name="List_20_3">
          <text:list-item text:start-value="1">
            <text:p text:style-name="P15">An den beiden Funktions-Templates sind keinerlei Änderungen notwendig. <text:line-break/></text:p>
          </text:list-item>
          <text:list-item>
            <text:p text:style-name="P15">Die Klasse <text:span text:style-name="T12">Address</text:span> benötigt <text:span text:style-name="T3">zwei zusätzliche überladene Operatoren</text:span>. Welche das sind, das sollen Sie selbst herausfinden. <text:line-break/>Als kleiner Tipp: Sehen Sie sich die Funktions-Templates einmal genauer an, welche Operatoren dort verwendet werden. <text:line-break/></text:p>
          </text:list-item>
          <text:list-item>
            <text:p text:style-name="P15">Zusätzlich müssen Sie der Klasse <text:span text:style-name="T12">Address</text:span> noch einen weiteren, ganz <text:span text:style-name="T3">bestimmten Konstruktor hinzufügen</text:span>. Dieser wird vom Funktions-Template <text:span text:style-name="T12">Swap(...)</text:span> benötigt. </text:p>
          </text:list-item>
        </text:list>
        <text:p text:style-name="aufgabe"/>
        <text:p text:style-name="aufgabe"/>
        <text:p text:style-name="aufgabe"/>
        <text:p text:style-name="Text_20_body"/>
        <text:p text:style-name="Text_20_body">Verwenden Sie folg. Programmfragment:</text:p>
        <text:p text:style-name="code"><text:span text:style-name="Source_20_Text"><text:span text:style-name="T21">// N.N</text:span></text:span></text:p>
        <text:p text:style-name="code"><text:span text:style-name="Source_20_Text"><text:span text:style-name="T21">// templateSortAdresse.cpp</text:span></text:span></text:p>
        <text:p text:style-name="code"><text:span text:style-name="Source_20_Text"><text:span text:style-name="T21">// Array mit Addressobjekten sortieren</text:span></text:span></text:p>
        <text:p text:style-name="code"><text:span text:style-name="Source_20_Text"><text:span text:style-name="T21">//</text:span></text:span></text:p>
        <text:p text:style-name="code"><text:span text:style-name="Source_20_Text"><text:span text:style-name="T23">#include &lt;iostream&gt;</text:span></text:span></text:p>
        <text:p text:style-name="code"><text:span text:style-name="Source_20_Text"><text:span text:style-name="T23">#include &lt;string&gt;</text:span></text:span></text:p>
        <text:p text:style-name="code"><text:span text:style-name="Source_20_Text"><text:span text:style-name="T11">using</text:span></text:span><text:span text:style-name="Source_20_Text"><text:span text:style-name="T16"> std</text:span></text:span><text:span text:style-name="Source_20_Text"><text:span text:style-name="T10">::</text:span></text:span><text:span text:style-name="Source_20_Text"><text:span text:style-name="T16">cout</text:span></text:span><text:span text:style-name="Source_20_Text"><text:span text:style-name="T10">;</text:span></text:span></text:p>
        <text:p text:style-name="code"><text:span text:style-name="Source_20_Text"><text:span text:style-name="T11">using</text:span></text:span><text:span text:style-name="Source_20_Text"><text:span text:style-name="T16"> std</text:span></text:span><text:span text:style-name="Source_20_Text"><text:span text:style-name="T10">::</text:span></text:span><text:span text:style-name="Source_20_Text"><text:span text:style-name="T16">endl</text:span></text:span><text:span text:style-name="Source_20_Text"><text:span text:style-name="T10">;</text:span></text:span></text:p>
        <text:p text:style-name="code"/>
        <text:p text:style-name="code"><text:span text:style-name="Source_20_Text"><text:span text:style-name="T21">// Funktionstemplate zum Tauschen von Werten beliebigen Datentyps</text:span></text:span></text:p>
        <text:p text:style-name="code"><text:span text:style-name="Source_20_Text"><text:span text:style-name="T21">// ==============================================================</text:span></text:span></text:p>
        <text:p text:style-name="code"><text:span text:style-name="Source_20_Text"><text:span text:style-name="T11">template</text:span></text:span><text:span text:style-name="Source_20_Text"><text:span text:style-name="T10"> &lt;</text:span></text:span><text:span text:style-name="Source_20_Text"><text:span text:style-name="T11">typename</text:span></text:span><text:span text:style-name="Source_20_Text"><text:span text:style-name="T16"> T</text:span></text:span><text:span text:style-name="Source_20_Text"><text:span text:style-name="T10">&gt;</text:span></text:span></text:p>
        <text:p text:style-name="code"><text:span text:style-name="Source_20_Text"><text:span text:style-name="T11">void</text:span></text:span><text:span text:style-name="Source_20_Text"><text:span text:style-name="T16"> Swap</text:span></text:span><text:span text:style-name="Source_20_Text"><text:span text:style-name="T10">(</text:span></text:span><text:span text:style-name="Source_20_Text"><text:span text:style-name="T16">T</text:span></text:span><text:span text:style-name="Source_20_Text"><text:span text:style-name="T10">&amp;</text:span></text:span><text:span text:style-name="Source_20_Text"><text:span text:style-name="T16"> val1</text:span></text:span><text:span text:style-name="Source_20_Text"><text:span text:style-name="T10">,</text:span></text:span><text:span text:style-name="Source_20_Text"><text:span text:style-name="T16"> T</text:span></text:span><text:span text:style-name="Source_20_Text"><text:span text:style-name="T10">&amp;</text:span></text:span><text:span text:style-name="Source_20_Text"><text:span text:style-name="T16"> val2</text:span></text:span><text:span text:style-name="Source_20_Text"><text:span text:style-name="T10">){</text:span></text:span></text:p>
        <text:p text:style-name="code"><text:soft-page-break/><text:span text:style-name="Source_20_Text"><text:span text:style-name="T16"><text:s text:c="4"/>T temp</text:span></text:span><text:span text:style-name="Source_20_Text"><text:span text:style-name="T10">(</text:span></text:span><text:span text:style-name="Source_20_Text"><text:span text:style-name="T16">val1</text:span></text:span><text:span text:style-name="Source_20_Text"><text:span text:style-name="T10">);</text:span></text:span></text:p>
        <text:p text:style-name="code"><text:span text:style-name="Source_20_Text"><text:span text:style-name="T16"><text:s text:c="4"/>val1 </text:span></text:span><text:span text:style-name="Source_20_Text"><text:span text:style-name="T10">=</text:span></text:span><text:span text:style-name="Source_20_Text"><text:span text:style-name="T16"> val2</text:span></text:span><text:span text:style-name="Source_20_Text"><text:span text:style-name="T10">;</text:span></text:span></text:p>
        <text:p text:style-name="code"><text:span text:style-name="Source_20_Text"><text:span text:style-name="T16"><text:s text:c="4"/>val2 </text:span></text:span><text:span text:style-name="Source_20_Text"><text:span text:style-name="T10">=</text:span></text:span><text:span text:style-name="Source_20_Text"><text:span text:style-name="T16"> temp</text:span></text:span><text:span text:style-name="Source_20_Text"><text:span text:style-name="T10">;</text:span></text:span></text:p>
        <text:p text:style-name="code"><text:span text:style-name="Source_20_Text"><text:span text:style-name="T10">}</text:span></text:span></text:p>
        <text:p text:style-name="code"/>
        <text:p text:style-name="code"><text:span text:style-name="Source_20_Text"><text:span text:style-name="T21">// Funktionstemplate zum Sortieren von Zahlen</text:span></text:span></text:p>
        <text:p text:style-name="code"><text:span text:style-name="Source_20_Text"><text:span text:style-name="T21">// beliebigen Datentyps innerhalb eines Feldes</text:span></text:span></text:p>
        <text:p text:style-name="code"><text:span text:style-name="Source_20_Text"><text:span text:style-name="T21">// ===========================================</text:span></text:span></text:p>
        <text:p text:style-name="code"><text:span text:style-name="Source_20_Text"><text:span text:style-name="T21">// pValues ist der Zeiger auf den Beginn des Datenfeldes</text:span></text:span></text:p>
        <text:p text:style-name="code"><text:span text:style-name="Source_20_Text"><text:span text:style-name="T21">// und noOfValues enthaelt die Anzahl der Daten</text:span></text:span></text:p>
        <text:p text:style-name="code"><text:span text:style-name="Source_20_Text"><text:span text:style-name="T11">template</text:span></text:span><text:span text:style-name="Source_20_Text"><text:span text:style-name="T10"> &lt;</text:span></text:span><text:span text:style-name="Source_20_Text"><text:span text:style-name="T11">typename</text:span></text:span><text:span text:style-name="Source_20_Text"><text:span text:style-name="T16"> T</text:span></text:span><text:span text:style-name="Source_20_Text"><text:span text:style-name="T10">&gt;</text:span></text:span></text:p>
        <text:p text:style-name="code"><text:span text:style-name="Source_20_Text"><text:span text:style-name="T11">void</text:span></text:span><text:span text:style-name="Source_20_Text"><text:span text:style-name="T16"> Sort</text:span></text:span><text:span text:style-name="Source_20_Text"><text:span text:style-name="T10">(</text:span></text:span><text:span text:style-name="Source_20_Text"><text:span text:style-name="T16">T pValues</text:span></text:span><text:span text:style-name="Source_20_Text"><text:span text:style-name="T10">, </text:span></text:span><text:span text:style-name="Source_20_Text"><text:span text:style-name="T11">int</text:span></text:span><text:span text:style-name="Source_20_Text"><text:span text:style-name="T16"> noOfValues</text:span></text:span><text:span text:style-name="Source_20_Text"><text:span text:style-name="T10">){</text:span></text:span></text:p>
        <text:p text:style-name="code"><text:span text:style-name="Source_20_Text"><text:span text:style-name="T16"><text:s text:c="4"/></text:span></text:span><text:span text:style-name="Source_20_Text"><text:span text:style-name="T11">bool</text:span></text:span><text:span text:style-name="Source_20_Text"><text:span text:style-name="T16"> changed</text:span></text:span><text:span text:style-name="Source_20_Text"><text:span text:style-name="T10">;</text:span></text:span><text:span text:style-name="Source_20_Text"><text:span text:style-name="T16"> <text:s text:c="6"/></text:span></text:span><text:span text:style-name="Source_20_Text"><text:span text:style-name="T22">// Tauschflag</text:span></text:span></text:p>
        <text:p text:style-name="code"/>
        <text:p text:style-name="code"><text:span text:style-name="Source_20_Text"><text:span text:style-name="T16"><text:s text:c="4"/></text:span></text:span><text:span text:style-name="Source_20_Text"><text:span text:style-name="T22">// Tauschschleife</text:span></text:span></text:p>
        <text:p text:style-name="code"><text:span text:style-name="Source_20_Text"><text:span text:style-name="T16"><text:s text:c="4"/></text:span></text:span><text:span text:style-name="Source_20_Text"><text:span text:style-name="T11">do</text:span></text:span></text:p>
        <text:p text:style-name="code"><text:span text:style-name="Source_20_Text"><text:span text:style-name="T16"><text:s text:c="4"/></text:span></text:span><text:span text:style-name="Source_20_Text"><text:span text:style-name="T10">{</text:span></text:span></text:p>
        <text:p text:style-name="code"><text:span text:style-name="Source_20_Text"><text:span text:style-name="T16"><text:s text:c="8"/></text:span></text:span><text:span text:style-name="Source_20_Text"><text:span text:style-name="T22">// Tauschflag loeschen</text:span></text:span></text:p>
        <text:p text:style-name="code"><text:span text:style-name="Source_20_Text"><text:span text:style-name="T16"><text:s text:c="8"/>changed </text:span></text:span><text:span text:style-name="Source_20_Text"><text:span text:style-name="T10">=</text:span></text:span><text:span text:style-name="Source_20_Text"><text:span text:style-name="T16"> </text:span></text:span><text:span text:style-name="Source_20_Text"><text:span text:style-name="T24">false</text:span></text:span><text:span text:style-name="Source_20_Text"><text:span text:style-name="T10">;</text:span></text:span></text:p>
        <text:p text:style-name="code"><text:span text:style-name="Source_20_Text"><text:span text:style-name="T16"><text:s text:c="8"/></text:span></text:span><text:span text:style-name="Source_20_Text"><text:span text:style-name="T22">// Alle Elemente vergleichen</text:span></text:span></text:p>
        <text:p text:style-name="code"><text:span text:style-name="Source_20_Text"><text:span text:style-name="T16"><text:s text:c="8"/></text:span></text:span><text:span text:style-name="Source_20_Text"><text:span text:style-name="T11">for</text:span></text:span><text:span text:style-name="Source_20_Text"><text:span text:style-name="T10"> (</text:span></text:span><text:span text:style-name="Source_20_Text"><text:span text:style-name="T11">int</text:span></text:span><text:span text:style-name="Source_20_Text"><text:span text:style-name="T16"> index</text:span></text:span><text:span text:style-name="Source_20_Text"><text:span text:style-name="T10">=</text:span></text:span><text:span text:style-name="Source_20_Text"><text:span text:style-name="T24">0</text:span></text:span><text:span text:style-name="Source_20_Text"><text:span text:style-name="T10">;</text:span></text:span><text:span text:style-name="Source_20_Text"><text:span text:style-name="T16"> index</text:span></text:span><text:span text:style-name="Source_20_Text"><text:span text:style-name="T10">&lt;</text:span></text:span><text:span text:style-name="Source_20_Text"><text:span text:style-name="T16">noOfValues</text:span></text:span><text:span text:style-name="Source_20_Text"><text:span text:style-name="T10">-</text:span></text:span><text:span text:style-name="Source_20_Text"><text:span text:style-name="T24">1</text:span></text:span><text:span text:style-name="Source_20_Text"><text:span text:style-name="T10">;</text:span></text:span><text:span text:style-name="Source_20_Text"><text:span text:style-name="T16"> index</text:span></text:span><text:span text:style-name="Source_20_Text"><text:span text:style-name="T10">++)</text:span></text:span></text:p>
        <text:p text:style-name="code"><text:span text:style-name="Source_20_Text"><text:span text:style-name="T16"><text:s text:c="8"/></text:span></text:span><text:span text:style-name="Source_20_Text"><text:span text:style-name="T10">{</text:span></text:span></text:p>
        <text:p text:style-name="code"><text:span text:style-name="Source_20_Text"><text:span text:style-name="T16"><text:s text:c="12"/></text:span></text:span><text:span text:style-name="Source_20_Text"><text:span text:style-name="T22">// Falls getauscht werden muss</text:span></text:span></text:p>
        <text:p text:style-name="code"><text:span text:style-name="Source_20_Text"><text:span text:style-name="T16"><text:s text:c="12"/></text:span></text:span><text:span text:style-name="Source_20_Text"><text:span text:style-name="T11">if</text:span></text:span><text:span text:style-name="Source_20_Text"><text:span text:style-name="T10"> (</text:span></text:span><text:span text:style-name="Source_20_Text"><text:span text:style-name="T16">pValues</text:span></text:span><text:span text:style-name="Source_20_Text"><text:span text:style-name="T10">[</text:span></text:span><text:span text:style-name="Source_20_Text"><text:span text:style-name="T16">index</text:span></text:span><text:span text:style-name="Source_20_Text"><text:span text:style-name="T10">]&gt;</text:span></text:span><text:span text:style-name="Source_20_Text"><text:span text:style-name="T16">pValues</text:span></text:span><text:span text:style-name="Source_20_Text"><text:span text:style-name="T10">[</text:span></text:span><text:span text:style-name="Source_20_Text"><text:span text:style-name="T16">index</text:span></text:span><text:span text:style-name="Source_20_Text"><text:span text:style-name="T10">+</text:span></text:span><text:span text:style-name="Source_20_Text"><text:span text:style-name="T24">1</text:span></text:span><text:span text:style-name="Source_20_Text"><text:span text:style-name="T10">])</text:span></text:span></text:p>
        <text:p text:style-name="code"><text:span text:style-name="Source_20_Text"><text:span text:style-name="T16"><text:s text:c="12"/></text:span></text:span><text:span text:style-name="Source_20_Text"><text:span text:style-name="T10">{</text:span></text:span></text:p>
        <text:p text:style-name="code"><text:span text:style-name="Source_20_Text"><text:span text:style-name="T16"><text:s text:c="16"/></text:span></text:span><text:span text:style-name="Source_20_Text"><text:span text:style-name="T22">// Werte tauschen</text:span></text:span></text:p>
        <text:p text:style-name="code"><text:span text:style-name="Source_20_Text"><text:span text:style-name="T16"><text:s text:c="16"/>Swap</text:span></text:span><text:span text:style-name="Source_20_Text"><text:span text:style-name="T10">(</text:span></text:span><text:span text:style-name="Source_20_Text"><text:span text:style-name="T16">pValues</text:span></text:span><text:span text:style-name="Source_20_Text"><text:span text:style-name="T10">[</text:span></text:span><text:span text:style-name="Source_20_Text"><text:span text:style-name="T16">index</text:span></text:span><text:span text:style-name="Source_20_Text"><text:span text:style-name="T10">],</text:span></text:span><text:span text:style-name="Source_20_Text"><text:span text:style-name="T16">pValues</text:span></text:span><text:span text:style-name="Source_20_Text"><text:span text:style-name="T10">[</text:span></text:span><text:span text:style-name="Source_20_Text"><text:span text:style-name="T16">index</text:span></text:span><text:span text:style-name="Source_20_Text"><text:span text:style-name="T10">+</text:span></text:span><text:span text:style-name="Source_20_Text"><text:span text:style-name="T24">1</text:span></text:span><text:span text:style-name="Source_20_Text"><text:span text:style-name="T10">]);</text:span></text:span></text:p>
        <text:p text:style-name="code"><text:span text:style-name="Source_20_Text"><text:span text:style-name="T16"><text:s text:c="16"/></text:span></text:span><text:span text:style-name="Source_20_Text"><text:span text:style-name="T22">// Tauschflag setzen</text:span></text:span></text:p>
        <text:p text:style-name="code"><text:span text:style-name="Source_20_Text"><text:span text:style-name="T16"><text:s text:c="16"/>changed </text:span></text:span><text:span text:style-name="Source_20_Text"><text:span text:style-name="T10">=</text:span></text:span><text:span text:style-name="Source_20_Text"><text:span text:style-name="T16"> </text:span></text:span><text:span text:style-name="Source_20_Text"><text:span text:style-name="T24">true</text:span></text:span><text:span text:style-name="Source_20_Text"><text:span text:style-name="T10">;</text:span></text:span></text:p>
        <text:p text:style-name="code"><text:span text:style-name="Source_20_Text"><text:span text:style-name="T16"><text:s text:c="12"/></text:span></text:span><text:span text:style-name="Source_20_Text"><text:span text:style-name="T10">}</text:span></text:span></text:p>
        <text:p text:style-name="code"><text:span text:style-name="Source_20_Text"><text:span text:style-name="T16"><text:s text:c="8"/></text:span></text:span><text:span text:style-name="Source_20_Text"><text:span text:style-name="T10">}</text:span></text:span></text:p>
        <text:p text:style-name="code"><text:span text:style-name="Source_20_Text"><text:span text:style-name="T16"><text:s text:c="4"/></text:span></text:span><text:span text:style-name="Source_20_Text"><text:span text:style-name="T10">} </text:span></text:span><text:span text:style-name="Source_20_Text"><text:span text:style-name="T11">while</text:span></text:span><text:span text:style-name="Source_20_Text"><text:span text:style-name="T10"> (</text:span></text:span><text:span text:style-name="Source_20_Text"><text:span text:style-name="T16">changed</text:span></text:span><text:span text:style-name="Source_20_Text"><text:span text:style-name="T10">);</text:span></text:span></text:p>
        <text:p text:style-name="code"><text:span text:style-name="Source_20_Text"><text:span text:style-name="T16"><text:s text:c="4"/></text:span></text:span><text:span text:style-name="Source_20_Text"><text:span text:style-name="T22">// Schleife so lange durchlaufen, bis nicht mehr getauscht wurde</text:span></text:span></text:p>
        <text:p text:style-name="code"><text:span text:style-name="Source_20_Text"><text:span text:style-name="T10">}</text:span></text:span></text:p>
        <text:p text:style-name="code"/>
        <text:p text:style-name="code"><text:span text:style-name="Source_20_Text"><text:span text:style-name="T21">// Definition der Klasse fuer die Adressdaten</text:span></text:span></text:p>
        <text:p text:style-name="code"><text:span text:style-name="Source_20_Text"><text:span text:style-name="T11">class</text:span></text:span><text:span text:style-name="Source_20_Text"><text:span text:style-name="T16"> Address</text:span></text:span><text:span text:style-name="Source_20_Text"><text:span text:style-name="T10">{</text:span></text:span></text:p>
        <text:p text:style-name="code"><text:span text:style-name="Source_20_Text"><text:span text:style-name="T16"><text:s text:c="4"/>std</text:span></text:span><text:span text:style-name="Source_20_Text"><text:span text:style-name="T10">::</text:span></text:span><text:span text:style-name="Source_20_Text"><text:span text:style-name="T16">string name</text:span></text:span><text:span text:style-name="Source_20_Text"><text:span text:style-name="T10">;</text:span></text:span><text:span text:style-name="Source_20_Text"><text:span text:style-name="T16"> <text:s text:c="10"/></text:span></text:span><text:span text:style-name="Source_20_Text"><text:span text:style-name="T22">// Name</text:span></text:span></text:p>
        <text:p text:style-name="code"><text:span text:style-name="Source_20_Text"><text:span text:style-name="T16"><text:s text:c="4"/>std</text:span></text:span><text:span text:style-name="Source_20_Text"><text:span text:style-name="T10">::</text:span></text:span><text:span text:style-name="Source_20_Text"><text:span text:style-name="T16">string location</text:span></text:span><text:span text:style-name="Source_20_Text"><text:span text:style-name="T10">;</text:span></text:span><text:span text:style-name="Source_20_Text"><text:span text:style-name="T16"> <text:s text:c="6"/></text:span></text:span><text:span text:style-name="Source_20_Text"><text:span text:style-name="T22">// Ort</text:span></text:span></text:p>
        <text:p text:style-name="code"><text:span text:style-name="Source_20_Text"><text:span text:style-name="T11">public</text:span></text:span><text:span text:style-name="Source_20_Text"><text:span text:style-name="T10">:</text:span></text:span></text:p>
        <text:p text:style-name="code"><text:span text:style-name="Source_20_Text"><text:span text:style-name="T16"><text:s text:c="4"/>Address</text:span></text:span><text:span text:style-name="Source_20_Text"><text:span text:style-name="T10">()</text:span></text:span><text:span text:style-name="Source_20_Text"><text:span text:style-name="T16"> <text:s text:c="13"/></text:span></text:span><text:span text:style-name="Source_20_Text"><text:span text:style-name="T22">// ctor, hat nichts zu tun</text:span></text:span></text:p>
        <text:p text:style-name="code"><text:span text:style-name="Source_20_Text"><text:span text:style-name="T16"><text:s text:c="4"/></text:span></text:span><text:span text:style-name="Source_20_Text"><text:span text:style-name="T10">{}</text:span></text:span></text:p>
        <text:p text:style-name="code"><text:span text:style-name="Source_20_Text"><text:span text:style-name="T16"><text:s text:c="4"/></text:span></text:span><text:span text:style-name="Source_20_Text"><text:span text:style-name="T11">void</text:span></text:span><text:span text:style-name="Source_20_Text"><text:span text:style-name="T16"> SetData</text:span></text:span><text:span text:style-name="Source_20_Text"><text:span text:style-name="T10">(</text:span></text:span><text:span text:style-name="Source_20_Text"><text:span text:style-name="T11">const char</text:span></text:span><text:span text:style-name="Source_20_Text"><text:span text:style-name="T10">* </text:span></text:span><text:span text:style-name="Source_20_Text"><text:span text:style-name="T11">const</text:span></text:span><text:span text:style-name="Source_20_Text"><text:span text:style-name="T16"> pN</text:span></text:span><text:span text:style-name="Source_20_Text"><text:span text:style-name="T10">, </text:span></text:span><text:span text:style-name="Source_20_Text"><text:span text:style-name="T11">const char</text:span></text:span><text:span text:style-name="Source_20_Text"><text:span text:style-name="T10">* </text:span></text:span><text:span text:style-name="Source_20_Text"><text:span text:style-name="T11">const</text:span></text:span><text:span text:style-name="Source_20_Text"><text:span text:style-name="T16"> pL</text:span></text:span><text:span text:style-name="Source_20_Text"><text:span text:style-name="T10">);</text:span></text:span></text:p>
        <text:p text:style-name="code"><text:span text:style-name="Source_20_Text"><text:span text:style-name="T16"><text:s text:c="4"/></text:span></text:span><text:span text:style-name="Source_20_Text"><text:span text:style-name="T11">friend</text:span></text:span><text:span text:style-name="Source_20_Text"><text:span text:style-name="T16"> std</text:span></text:span><text:span text:style-name="Source_20_Text"><text:span text:style-name="T10">::</text:span></text:span><text:span text:style-name="Source_20_Text"><text:span text:style-name="T16">ostream</text:span></text:span><text:span text:style-name="Source_20_Text"><text:span text:style-name="T10">&amp; </text:span></text:span><text:span text:style-name="Source_20_Text"><text:span text:style-name="T11">operator</text:span></text:span><text:span text:style-name="Source_20_Text"><text:span text:style-name="T10"> &lt;&lt; (</text:span></text:span><text:span text:style-name="Source_20_Text"><text:span text:style-name="T16">std</text:span></text:span><text:span text:style-name="Source_20_Text"><text:span text:style-name="T10">::</text:span></text:span><text:span text:style-name="Source_20_Text"><text:span text:style-name="T16">ostream</text:span></text:span><text:span text:style-name="Source_20_Text"><text:span text:style-name="T10">&amp;</text:span></text:span><text:span text:style-name="Source_20_Text"><text:span text:style-name="T16"> os</text:span></text:span><text:span text:style-name="Source_20_Text"><text:span text:style-name="T10">, </text:span></text:span><text:span text:style-name="Source_20_Text"><text:span text:style-name="T11">const</text:span></text:span><text:span text:style-name="Source_20_Text"><text:span text:style-name="T16"> Address</text:span></text:span><text:span text:style-name="Source_20_Text"><text:span text:style-name="T10">&amp;</text:span></text:span><text:span text:style-name="Source_20_Text"><text:span text:style-name="T16"> obj2</text:span></text:span><text:span text:style-name="Source_20_Text"><text:span text:style-name="T10">);</text:span></text:span></text:p>
        <text:p text:style-name="code"><text:span text:style-name="Source_20_Text"><text:span text:style-name="T10">};</text:span></text:span></text:p>
        <text:p text:style-name="code"><text:span text:style-name="Source_20_Text"><text:span text:style-name="T10"/></text:span></text:p>
        <text:p text:style-name="code"><text:span text:style-name="Source_20_Text"><text:span text:style-name="T21">// Definition der Memberfunktionen</text:span></text:span></text:p>
        <text:p text:style-name="code"><text:span text:style-name="Source_20_Text"><text:span text:style-name="T21">// Setzen der Objektdaten</text:span></text:span></text:p>
        <text:p text:style-name="code"><text:span text:style-name="Source_20_Text"><text:span text:style-name="T11">void</text:span></text:span><text:span text:style-name="Source_20_Text"><text:span text:style-name="T16"> Address</text:span></text:span><text:span text:style-name="Source_20_Text"><text:span text:style-name="T10">::</text:span></text:span><text:span text:style-name="Source_20_Text"><text:span text:style-name="T16">SetData</text:span></text:span><text:span text:style-name="Source_20_Text"><text:span text:style-name="T10">(</text:span></text:span><text:span text:style-name="Source_20_Text"><text:span text:style-name="T11">const char</text:span></text:span><text:span text:style-name="Source_20_Text"><text:span text:style-name="T10">* </text:span></text:span><text:span text:style-name="Source_20_Text"><text:span text:style-name="T11">const</text:span></text:span><text:span text:style-name="Source_20_Text"><text:span text:style-name="T16"> pN</text:span></text:span><text:span text:style-name="Source_20_Text"><text:span text:style-name="T10">, </text:span></text:span><text:span text:style-name="Source_20_Text"><text:span text:style-name="T11">const char</text:span></text:span><text:span text:style-name="Source_20_Text"><text:span text:style-name="T10">* </text:span></text:span><text:span text:style-name="Source_20_Text"><text:span text:style-name="T11">const</text:span></text:span><text:span text:style-name="Source_20_Text"><text:span text:style-name="T16"> pL</text:span></text:span><text:span text:style-name="Source_20_Text"><text:span text:style-name="T10">){</text:span></text:span></text:p>
        <text:p text:style-name="code"><text:span text:style-name="Source_20_Text"><text:span text:style-name="T16"><text:s text:c="4"/>name </text:span></text:span><text:span text:style-name="Source_20_Text"><text:span text:style-name="T10">=</text:span></text:span><text:span text:style-name="Source_20_Text"><text:span text:style-name="T16"> pN</text:span></text:span><text:span text:style-name="Source_20_Text"><text:span text:style-name="T10">;</text:span></text:span></text:p>
        <text:p text:style-name="code"><text:span text:style-name="Source_20_Text"><text:span text:style-name="T16"><text:s text:c="4"/>location </text:span></text:span><text:span text:style-name="Source_20_Text"><text:span text:style-name="T10">=</text:span></text:span><text:span text:style-name="Source_20_Text"><text:span text:style-name="T16"> pL</text:span></text:span><text:span text:style-name="Source_20_Text"><text:span text:style-name="T10">;</text:span></text:span></text:p>
        <text:p text:style-name="code"><text:span text:style-name="Source_20_Text"><text:span text:style-name="T10">}</text:span></text:span></text:p>
        <text:p text:style-name="code"><text:span text:style-name="Source_20_Text"><text:span text:style-name="T10"/></text:span></text:p>
        <text:p text:style-name="code"><text:soft-page-break/><text:span text:style-name="Source_20_Text"><text:span text:style-name="T21">// Ueberladener Operator &lt;&lt; fuer Ausgabe</text:span></text:span></text:p>
        <text:p text:style-name="code"><text:span text:style-name="Source_20_Text"><text:span text:style-name="T16">std</text:span></text:span><text:span text:style-name="Source_20_Text"><text:span text:style-name="T10">::</text:span></text:span><text:span text:style-name="Source_20_Text"><text:span text:style-name="T16">ostream</text:span></text:span><text:span text:style-name="Source_20_Text"><text:span text:style-name="T10">&amp; </text:span></text:span><text:span text:style-name="Source_20_Text"><text:span text:style-name="T11">operator</text:span></text:span><text:span text:style-name="Source_20_Text"><text:span text:style-name="T10"> &lt;&lt; (</text:span></text:span><text:span text:style-name="Source_20_Text"><text:span text:style-name="T16">std</text:span></text:span><text:span text:style-name="Source_20_Text"><text:span text:style-name="T10">::</text:span></text:span><text:span text:style-name="Source_20_Text"><text:span text:style-name="T16">ostream</text:span></text:span><text:span text:style-name="Source_20_Text"><text:span text:style-name="T10">&amp;</text:span></text:span><text:span text:style-name="Source_20_Text"><text:span text:style-name="T16"> os</text:span></text:span><text:span text:style-name="Source_20_Text"><text:span text:style-name="T10">, </text:span></text:span><text:span text:style-name="Source_20_Text"><text:span text:style-name="T11">const</text:span></text:span><text:span text:style-name="Source_20_Text"><text:span text:style-name="T16"> Address</text:span></text:span><text:span text:style-name="Source_20_Text"><text:span text:style-name="T10">&amp;</text:span></text:span><text:span text:style-name="Source_20_Text"><text:span text:style-name="T16"> obj2</text:span></text:span><text:span text:style-name="Source_20_Text"><text:span text:style-name="T10">){</text:span></text:span></text:p>
        <text:p text:style-name="code"><text:span text:style-name="Source_20_Text"><text:span text:style-name="T16"><text:s text:c="4"/>os </text:span></text:span><text:span text:style-name="Source_20_Text"><text:span text:style-name="T10">&lt;&lt;</text:span></text:span><text:span text:style-name="Source_20_Text"><text:span text:style-name="T16"> </text:span></text:span><text:span text:style-name="Source_20_Text"><text:span text:style-name="T8">"Name: "</text:span></text:span><text:span text:style-name="Source_20_Text"><text:span text:style-name="T16"> </text:span></text:span><text:span text:style-name="Source_20_Text"><text:span text:style-name="T10">&lt;&lt;</text:span></text:span><text:span text:style-name="Source_20_Text"><text:span text:style-name="T16"> obj2</text:span></text:span><text:span text:style-name="Source_20_Text"><text:span text:style-name="T10">.</text:span></text:span><text:span text:style-name="Source_20_Text"><text:span text:style-name="T16">name</text:span></text:span><text:span text:style-name="Source_20_Text"><text:span text:style-name="T10">;</text:span></text:span></text:p>
        <text:p text:style-name="code"><text:span text:style-name="Source_20_Text"><text:span text:style-name="T16"><text:s text:c="4"/>os </text:span></text:span><text:span text:style-name="Source_20_Text"><text:span text:style-name="T10">&lt;&lt;</text:span></text:span><text:span text:style-name="Source_20_Text"><text:span text:style-name="T16"> </text:span></text:span><text:span text:style-name="Source_20_Text"><text:span text:style-name="T8">" <text:s/>Ort: "</text:span></text:span><text:span text:style-name="Source_20_Text"><text:span text:style-name="T16"> </text:span></text:span><text:span text:style-name="Source_20_Text"><text:span text:style-name="T10">&lt;&lt;</text:span></text:span><text:span text:style-name="Source_20_Text"><text:span text:style-name="T16"> obj2</text:span></text:span><text:span text:style-name="Source_20_Text"><text:span text:style-name="T10">.</text:span></text:span><text:span text:style-name="Source_20_Text"><text:span text:style-name="T16">location </text:span></text:span><text:span text:style-name="Source_20_Text"><text:span text:style-name="T10">&lt;&lt;</text:span></text:span><text:span text:style-name="Source_20_Text"><text:span text:style-name="T16"> endl</text:span></text:span><text:span text:style-name="Source_20_Text"><text:span text:style-name="T10">;</text:span></text:span></text:p>
        <text:p text:style-name="code"><text:span text:style-name="Source_20_Text"><text:span text:style-name="T16"><text:s text:c="4"/></text:span></text:span><text:span text:style-name="Source_20_Text"><text:span text:style-name="T11">return</text:span></text:span><text:span text:style-name="Source_20_Text"><text:span text:style-name="T16"> os</text:span></text:span><text:span text:style-name="Source_20_Text"><text:span text:style-name="T10">;</text:span></text:span></text:p>
        <text:p text:style-name="code"><text:span text:style-name="Source_20_Text"><text:span text:style-name="T10">}</text:span></text:span></text:p>
        <text:p text:style-name="code"/>
        <text:p text:style-name="code"><text:span text:style-name="Source_20_Text"><text:span text:style-name="T21">//</text:span></text:span></text:p>
        <text:p text:style-name="code"><text:span text:style-name="Source_20_Text"><text:span text:style-name="T21">// HAUPTPROGRAMM</text:span></text:span></text:p>
        <text:p text:style-name="code"><text:span text:style-name="Source_20_Text"><text:span text:style-name="T21">// =============</text:span></text:span></text:p>
        <text:p text:style-name="code"><text:span text:style-name="Source_20_Text"><text:span text:style-name="T11">int</text:span></text:span><text:span text:style-name="Source_20_Text"><text:span text:style-name="T16"> main</text:span></text:span><text:span text:style-name="Source_20_Text"><text:span text:style-name="T10">()</text:span></text:span></text:p>
        <text:p text:style-name="code"><text:span text:style-name="Source_20_Text"><text:span text:style-name="T10">{</text:span></text:span></text:p>
        <text:p text:style-name="code"><text:span text:style-name="Source_20_Text"><text:span text:style-name="T16"><text:s text:c="4"/></text:span></text:span><text:span text:style-name="Source_20_Text"><text:span text:style-name="T11">int</text:span></text:span><text:span text:style-name="Source_20_Text"><text:span text:style-name="T16"> <text:s text:c="4"/>index</text:span></text:span><text:span text:style-name="Source_20_Text"><text:span text:style-name="T10">;</text:span></text:span></text:p>
        <text:p text:style-name="code"/>
        <text:p text:style-name="code"><text:span text:style-name="Source_20_Text"><text:span text:style-name="T16"><text:s text:c="4"/></text:span></text:span><text:span text:style-name="Source_20_Text"><text:span text:style-name="T22">// Objektfeld fuer Adressdaten anlegen</text:span></text:span></text:p>
        <text:p text:style-name="code"><text:span text:style-name="Source_20_Text"><text:span text:style-name="T16"><text:s text:c="4"/></text:span></text:span><text:span text:style-name="Source_20_Text"><text:span text:style-name="T11">const int</text:span></text:span><text:span text:style-name="Source_20_Text"><text:span text:style-name="T16"> SIZE </text:span></text:span><text:span text:style-name="Source_20_Text"><text:span text:style-name="T10">=</text:span></text:span><text:span text:style-name="Source_20_Text"><text:span text:style-name="T16"> </text:span></text:span><text:span text:style-name="Source_20_Text"><text:span text:style-name="T24">4</text:span></text:span><text:span text:style-name="Source_20_Text"><text:span text:style-name="T10">;</text:span></text:span></text:p>
        <text:p text:style-name="code"><text:span text:style-name="Source_20_Text"><text:span text:style-name="T16"><text:s text:c="4"/>Address </text:span></text:span><text:span text:style-name="Source_20_Text"><text:span text:style-name="T10">*</text:span></text:span><text:span text:style-name="Source_20_Text"><text:span text:style-name="T16">pAddress </text:span></text:span><text:span text:style-name="Source_20_Text"><text:span text:style-name="T10">= </text:span></text:span><text:span text:style-name="Source_20_Text"><text:span text:style-name="T11">new</text:span></text:span><text:span text:style-name="Source_20_Text"><text:span text:style-name="T16"> Address</text:span></text:span><text:span text:style-name="Source_20_Text"><text:span text:style-name="T10">[</text:span></text:span><text:span text:style-name="Source_20_Text"><text:span text:style-name="T16">SIZE</text:span></text:span><text:span text:style-name="Source_20_Text"><text:span text:style-name="T10">];</text:span></text:span></text:p>
        <text:p text:style-name="code"/>
        <text:p text:style-name="code"><text:span text:style-name="Source_20_Text"><text:span text:style-name="T16"><text:s text:c="4"/></text:span></text:span><text:span text:style-name="Source_20_Text"><text:span text:style-name="T22">// Objektfeld mit Daten belegen</text:span></text:span></text:p>
        <text:p text:style-name="code"><text:span text:style-name="Source_20_Text"><text:span text:style-name="T16"><text:s text:c="4"/>pAddress</text:span></text:span><text:span text:style-name="Source_20_Text"><text:span text:style-name="T10">[</text:span></text:span><text:span text:style-name="Source_20_Text"><text:span text:style-name="T24">0</text:span></text:span><text:span text:style-name="Source_20_Text"><text:span text:style-name="T10">].</text:span></text:span><text:span text:style-name="Source_20_Text"><text:span text:style-name="T16">SetData</text:span></text:span><text:span text:style-name="Source_20_Text"><text:span text:style-name="T10">(</text:span></text:span><text:span text:style-name="Source_20_Text"><text:span text:style-name="T8">"Karl Maier"</text:span></text:span><text:span text:style-name="Source_20_Text"><text:span text:style-name="T10">,</text:span></text:span><text:span text:style-name="Source_20_Text"><text:span text:style-name="T8">"AStadt"</text:span></text:span><text:span text:style-name="Source_20_Text"><text:span text:style-name="T10">);</text:span></text:span></text:p>
        <text:p text:style-name="code"><text:span text:style-name="Source_20_Text"><text:span text:style-name="T16"><text:s text:c="4"/>pAddress</text:span></text:span><text:span text:style-name="Source_20_Text"><text:span text:style-name="T10">[</text:span></text:span><text:span text:style-name="Source_20_Text"><text:span text:style-name="T24">1</text:span></text:span><text:span text:style-name="Source_20_Text"><text:span text:style-name="T10">].</text:span></text:span><text:span text:style-name="Source_20_Text"><text:span text:style-name="T16">SetData</text:span></text:span><text:span text:style-name="Source_20_Text"><text:span text:style-name="T10">(</text:span></text:span><text:span text:style-name="Source_20_Text"><text:span text:style-name="T8">"Agathe Mueller"</text:span></text:span><text:span text:style-name="Source_20_Text"><text:span text:style-name="T10">,</text:span></text:span><text:span text:style-name="Source_20_Text"><text:span text:style-name="T8">"XDorf"</text:span></text:span><text:span text:style-name="Source_20_Text"><text:span text:style-name="T10">);</text:span></text:span></text:p>
        <text:p text:style-name="code"><text:span text:style-name="Source_20_Text"><text:span text:style-name="T16"><text:s text:c="4"/>pAddress</text:span></text:span><text:span text:style-name="Source_20_Text"><text:span text:style-name="T10">[</text:span></text:span><text:span text:style-name="Source_20_Text"><text:span text:style-name="T24">2</text:span></text:span><text:span text:style-name="Source_20_Text"><text:span text:style-name="T10">].</text:span></text:span><text:span text:style-name="Source_20_Text"><text:span text:style-name="T16">SetData</text:span></text:span><text:span text:style-name="Source_20_Text"><text:span text:style-name="T10">(</text:span></text:span><text:span text:style-name="Source_20_Text"><text:span text:style-name="T8">"Xaver Lehmann"</text:span></text:span><text:span text:style-name="Source_20_Text"><text:span text:style-name="T10">,</text:span></text:span><text:span text:style-name="Source_20_Text"><text:span text:style-name="T8">"CHausen"</text:span></text:span><text:span text:style-name="Source_20_Text"><text:span text:style-name="T10">);</text:span></text:span></text:p>
        <text:p text:style-name="code"><text:span text:style-name="Source_20_Text"><text:span text:style-name="T16"><text:s text:c="4"/>pAddress</text:span></text:span><text:span text:style-name="Source_20_Text"><text:span text:style-name="T10">[</text:span></text:span><text:span text:style-name="Source_20_Text"><text:span text:style-name="T24">3</text:span></text:span><text:span text:style-name="Source_20_Text"><text:span text:style-name="T10">].</text:span></text:span><text:span text:style-name="Source_20_Text"><text:span text:style-name="T16">SetData</text:span></text:span><text:span text:style-name="Source_20_Text"><text:span text:style-name="T10">(</text:span></text:span><text:span text:style-name="Source_20_Text"><text:span text:style-name="T8">"Berta Schmitt"</text:span></text:span><text:span text:style-name="Source_20_Text"><text:span text:style-name="T10">,</text:span></text:span><text:span text:style-name="Source_20_Text"><text:span text:style-name="T8">"FStadt"</text:span></text:span><text:span text:style-name="Source_20_Text"><text:span text:style-name="T10">);</text:span></text:span></text:p>
        <text:p text:style-name="code"/>
        <text:p text:style-name="code"><text:span text:style-name="Source_20_Text"><text:span text:style-name="T16"><text:s text:c="4"/></text:span></text:span><text:span text:style-name="Source_20_Text"><text:span text:style-name="T22">// unsortiertes Objektfeld ausgeben</text:span></text:span></text:p>
        <text:p text:style-name="code"><text:span text:style-name="Source_20_Text"><text:span text:style-name="T16"><text:s text:c="4"/>cout </text:span></text:span><text:span text:style-name="Source_20_Text"><text:span text:style-name="T10">&lt;&lt;</text:span></text:span><text:span text:style-name="Source_20_Text"><text:span text:style-name="T16"> </text:span></text:span><text:span text:style-name="Source_20_Text"><text:span text:style-name="T8">"Unsortierte Adressen:\n"</text:span></text:span><text:span text:style-name="Source_20_Text"><text:span text:style-name="T10">;</text:span></text:span></text:p>
        <text:p text:style-name="code"><text:span text:style-name="Source_20_Text"><text:span text:style-name="T16"><text:s text:c="4"/></text:span></text:span><text:span text:style-name="Source_20_Text"><text:span text:style-name="T11">for</text:span></text:span><text:span text:style-name="Source_20_Text"><text:span text:style-name="T10"> (</text:span></text:span><text:span text:style-name="Source_20_Text"><text:span text:style-name="T16">index</text:span></text:span><text:span text:style-name="Source_20_Text"><text:span text:style-name="T10">=</text:span></text:span><text:span text:style-name="Source_20_Text"><text:span text:style-name="T24">0</text:span></text:span><text:span text:style-name="Source_20_Text"><text:span text:style-name="T10">;</text:span></text:span><text:span text:style-name="Source_20_Text"><text:span text:style-name="T16"> index</text:span></text:span><text:span text:style-name="Source_20_Text"><text:span text:style-name="T10">&lt;</text:span></text:span><text:span text:style-name="Source_20_Text"><text:span text:style-name="T16">SIZE</text:span></text:span><text:span text:style-name="Source_20_Text"><text:span text:style-name="T10">;</text:span></text:span><text:span text:style-name="Source_20_Text"><text:span text:style-name="T16"> index</text:span></text:span><text:span text:style-name="Source_20_Text"><text:span text:style-name="T10">++)</text:span></text:span></text:p>
        <text:p text:style-name="code"><text:span text:style-name="Source_20_Text"><text:span text:style-name="T16"><text:s text:c="8"/>cout </text:span></text:span><text:span text:style-name="Source_20_Text"><text:span text:style-name="T10">&lt;&lt;</text:span></text:span><text:span text:style-name="Source_20_Text"><text:span text:style-name="T16"> pAddress</text:span></text:span><text:span text:style-name="Source_20_Text"><text:span text:style-name="T10">[</text:span></text:span><text:span text:style-name="Source_20_Text"><text:span text:style-name="T16">index</text:span></text:span><text:span text:style-name="Source_20_Text"><text:span text:style-name="T10">] &lt;&lt;</text:span></text:span><text:span text:style-name="Source_20_Text"><text:span text:style-name="T16"> endl</text:span></text:span><text:span text:style-name="Source_20_Text"><text:span text:style-name="T10">;</text:span></text:span></text:p>
        <text:p text:style-name="code"/>
        <text:p text:style-name="code"><text:span text:style-name="Source_20_Text"><text:span text:style-name="T16"><text:s text:c="4"/></text:span></text:span><text:span text:style-name="Source_20_Text"><text:span text:style-name="T22">// Hier fuer die Uebung die Adressen sortieren und</text:span></text:span></text:p>
        <text:p text:style-name="code"><text:span text:style-name="Source_20_Text"><text:span text:style-name="T22"/></text:span></text:p>
        <text:p text:style-name="code"><text:span text:style-name="Source_20_Text"><text:span text:style-name="T9"><text:s text:c="4"/>Sort&lt;</text:span></text:span><text:span text:style-name="Source_20_Text"><text:span text:style-name="T20">Address*</text:span></text:span><text:span text:style-name="Source_20_Text"><text:span text:style-name="T9">&gt;(pAddress, SIZE);</text:span></text:span></text:p>
        <text:p text:style-name="code"><text:span text:style-name="Source_20_Text"><text:span text:style-name="T9"/></text:span></text:p>
        <text:p text:style-name="code"><text:span text:style-name="Source_20_Text"><text:span text:style-name="T16"><text:s text:c="4"/></text:span></text:span><text:span text:style-name="Source_20_Text"><text:span text:style-name="T22">// erneut ausgeben</text:span></text:span></text:p>
        <text:p text:style-name="code"><text:s text:c="4"/>// ????????????????????????????????????????????????<text:line-break/><text:line-break/></text:p>
        <text:p text:style-name="code"><text:span text:style-name="Source_20_Text"><text:span text:style-name="T16"><text:s text:c="4"/></text:span></text:span><text:span text:style-name="Source_20_Text"><text:span text:style-name="T11">delete</text:span></text:span><text:span text:style-name="Source_20_Text"><text:span text:style-name="T10"> []</text:span></text:span><text:span text:style-name="Source_20_Text"><text:span text:style-name="T16"> pAddress</text:span></text:span><text:span text:style-name="Source_20_Text"><text:span text:style-name="T10">;</text:span></text:span></text:p>
        <text:p text:style-name="code"><text:s text:c="4"/>return 0;</text:p>
        <text:p text:style-name="code"><text:span text:style-name="Source_20_Text"><text:span text:style-name="T10">}</text:span></text:span></text:p>
        <text:p text:style-name="code"/>
        <text:p text:style-name="Text_20_body"/>
        <text:p text:style-name="Text_20_body"/>
        <text:p text:style-name="Text_20_body"/>
        <text:list xml:id="list163926223568311" text:continue-list="list163925744082221" text:style-name="Outline">
          <text:list-item>
            <text:list>
              <text:list-item>
                <text:h text:style-name="Heading_20_2" text:outline-level="2"><text:bookmark-start text:name="__RefHeading__3570_641621065"/><text:bookmark text:name="Klassentemplates"/>Klassentemplates<text:bookmark-end text:name="__RefHeading__3570_641621065"/></text:h>
              </text:list-item>
            </text:list>
          </text:list-item>
        </text:list>
        <text:p text:style-name="Text_20_body">Templates sind nicht nur auf Funktionen beschränkt, sondern können auch für Klassen eingesetzt werden. </text:p>
        <text:p text:style-name="Text_20_body">Ein <text:span text:style-name="luecke"><text:span text:style-name="T1">Klassentemplate</text:span></text:span> wendet das gleiche Prinzip auf Klassen an. Klassentemplates werden oft zur Erstellung von generischen <text:span text:style-name="luecke">Containern</text:span> verwendet. </text:p>
        <text:p text:style-name="Text_20_body"/>
        <text:p text:style-name="Text_20_body"><text:soft-page-break/>Beispielsweise verfügt die C++-Standardbibliothek über einen Container, der eine verkettete Liste implementiert. Um eine verkettete Liste von <text:span text:style-name="Teletype">int</text:span> zu erstellen, schreibt man einfach</text:p>
        <text:p text:style-name="code">#include &lt;list&gt;</text:p>
        <text:p text:style-name="code"><text:span text:style-name="Teletype"><text:span text:style-name="T3">...</text:span></text:span></text:p>
        <text:p text:style-name="code"><text:span text:style-name="Teletype"><text:span text:style-name="T3">list&lt;</text:span></text:span><text:span text:style-name="luecke"><text:span text:style-name="T3">int</text:span></text:span><text:span text:style-name="Teletype"><text:span text:style-name="T3">&gt; aList;</text:span></text:span></text:p>
        <text:p text:style-name="P2"/>
        <text:p text:style-name="Text_20_body"/>
        <text:p text:style-name="Text_20_body">Eine verkettete Liste von Objekten des Datentypes <text:span text:style-name="Teletype">string</text:span> wird zu </text:p>
        <text:p text:style-name="code">#include &lt;list&gt;</text:p>
        <text:p text:style-name="code">#include &lt;string&gt;</text:p>
        <text:p text:style-name="code"/>
        <text:p text:style-name="code"><text:span text:style-name="Teletype"><text:span text:style-name="T3">...</text:span></text:span></text:p>
        <text:p text:style-name="code"><text:span text:style-name="Teletype"><text:span text:style-name="T3">list&lt;</text:span></text:span><text:span text:style-name="luecke"><text:span text:style-name="T3">string</text:span></text:span><text:span text:style-name="Teletype"><text:span text:style-name="T3">&gt; aList;</text:span></text:span></text:p>
        <text:p text:style-name="P2"/>
        <text:p text:style-name="Text_20_body"/>
        <text:p text:style-name="Text_20_body">Mit <text:span text:style-name="Teletype">list</text:span> ist ein Satz von Standardfunktionen definiert, die immer verfügbar sind, egal was man als Argumenttyp in den spitzen Klammern angibt. (siehe nächstes Arbeitsblatt: STL)</text:p>
        <text:p text:style-name="Text_20_body"/>
        <text:p text:style-name="Text_20_body">Wir wollen nun die Klasse CStack als Klassentemplate entwickeln.</text:p>
        <text:p text:style-name="Text_20_body">Beachten Sie, dass die STL bereits über eine derartige Klasse verfügt. Das hier vorgestellte Beispiel soll als Demobeispiel dienen.</text:p>
        <text:p text:style-name="Text_20_body"/>
        <text:p text:style-name="code"><text:span text:style-name="luecke">template</text:span><text:span text:style-name="Source_20_Text"><text:span text:style-name="T10"> &lt;</text:span></text:span><text:span text:style-name="luecke">typename</text:span><text:span text:style-name="Source_20_Text"><text:span text:style-name="T10"> </text:span></text:span><text:span text:style-name="luecke">T</text:span><text:span text:style-name="Source_20_Text"><text:span text:style-name="T10">&gt; </text:span></text:span></text:p>
        <text:p text:style-name="code"><text:span text:style-name="Source_20_Text"><text:span text:style-name="T10">class CStack{<text:line-break/> <text:s text:c="3"/></text:span></text:span><text:span text:style-name="luecke">T</text:span><text:span text:style-name="Source_20_Text"><text:span text:style-name="T10"> *pData;<text:line-break/> <text:s text:c="3"/>....<text:line-break/> <text:s/>public:<text:line-break/> <text:s text:c="3"/>CStack(int size){<text:line-break/> <text:s text:c="7"/>pData = new </text:span></text:span><text:span text:style-name="luecke">T</text:span><text:span text:style-name="Source_20_Text"><text:span text:style-name="T10">[size];<text:line-break/> <text:s text:c="7"/>....<text:line-break/> <text:s text:c="3"/>}<text:line-break/> <text:s text:c="3"/>bool Push(const </text:span></text:span><text:span text:style-name="luecke">T</text:span><text:span text:style-name="Source_20_Text"><text:span text:style-name="T10">&amp; val);<text:line-break/> <text:s text:c="3"/>bool Pop(</text:span></text:span><text:span text:style-name="luecke">T</text:span><text:span text:style-name="Source_20_Text"><text:span text:style-name="T10">&amp; val);<text:line-break/>};</text:span></text:span><text:span text:style-name="T10"> </text:span></text:p>
        <text:p text:style-name="Text_20_body"/>
        <text:p text:style-name="Text_20_body">Achtung:</text:p>
        <text:p text:style-name="Text_20_body">Beachten Sie besonders im Zusammenhang mit Klassen-Templates bei den Parametern von Memberfunktionen, dass Sie entweder mit Zeigern oder Referenzen arbeiten sollten. Vermeiden Sie nach Möglichkeit die direkte Übergabe eines Werts. Bei der Parameterübergabe eines Objekts werden sonst unter Umständen relativ viel kopiert. </text:p>
        <text:p text:style-name="Text_20_body"/>
        <text:list xml:id="list163925294743123" text:continue-numbering="true" text:style-name="Outline">
          <text:list-item>
            <text:list>
              <text:list-item>
                <text:list>
                  <text:list-item>
                    <text:h text:style-name="Heading_20_3" text:outline-level="3"><text:bookmark-start text:name="__RefHeading__3572_641621065"/>Definition von Memberfunktionen innerhalb der Klasse<text:bookmark-end text:name="__RefHeading__3572_641621065"/></text:h>
                  </text:list-item>
                </text:list>
              </text:list-item>
            </text:list>
          </text:list-item>
        </text:list>
        <text:p text:style-name="Text_20_body">Werden Memberfunktionen innerhalb der Klasse definiert, so kann die Definition der Memberfunktion wie gewohnt erfolgen. </text:p>
        <text:p text:style-name="Text_20_body">Aber denken Sie auch daran, dass in der Regel innerhalb der Klasse definierte Memberfunktionen als <text:span text:style-name="T12">inline</text:span>-Memberfunktionen betrachtet werden. Und dies kann unter Umständen den Code Ihres Programms beträchtlich vergrößern!</text:p>
        <text:p text:style-name="Text_20_body"><text:soft-page-break/></text:p>
        <text:p text:style-name="code"><text:span text:style-name="Source_20_Text"><text:span text:style-name="T3">template &lt;typename T&gt;</text:span></text:span><text:span text:style-name="Source_20_Text"> </text:span></text:p>
        <text:p text:style-name="code"><text:span text:style-name="Source_20_Text">class CStack{<text:line-break/> <text:s text:c="3"/></text:span><text:span text:style-name="Source_20_Text"><text:span text:style-name="T3">T</text:span></text:span><text:span text:style-name="Source_20_Text"> *pData;<text:line-break/> <text:s text:c="3"/>....<text:line-break/> <text:s/>public:<text:line-break/> <text:s text:c="3"/>CStack(int size){<text:line-break/> <text:s text:c="7"/>....<text:line-break/> <text:s text:c="3"/>}</text:span></text:p>
        <text:p text:style-name="code"><text:span text:style-name="Source_20_Text"><text:line-break/> <text:s text:c="3"/>bool Push(const </text:span><text:span text:style-name="Source_20_Text"><text:span text:style-name="T3">T</text:span></text:span><text:span text:style-name="Source_20_Text">&amp; val){<text:line-break/> <text:s text:c="7"/>pData[sIndex++] = val;<text:line-break/> <text:s text:c="7"/>....<text:line-break/> <text:s text:c="3"/>}</text:span></text:p>
        <text:p text:style-name="code"><text:span text:style-name="Source_20_Text"><text:line-break/> <text:s text:c="3"/>bool Pop(</text:span><text:span text:style-name="Source_20_Text"><text:span text:style-name="T3">T</text:span></text:span><text:span text:style-name="Source_20_Text">&amp; val){<text:line-break/> <text:s text:c="7"/>val = pData[--sIndex];<text:line-break/> <text:s text:c="7"/>....<text:line-break/> <text:s text:c="3"/>}<text:line-break/>};</text:span></text:p>
        <text:p text:style-name="Text_20_body"/>
        <text:p text:style-name="merke">Und noch ein Hinweis: Soll die dargestellte Klasse <text:span text:style-name="T12">Stack</text:span> auch Objekte verarbeiten können, so sollten Sie für die abzulegenden Klassen auch den <text:span text:style-name="T3">Zuweisungsoperator '='</text:span> definieren, da in den Memberfunktion <text:span text:style-name="T12">Push(...)</text:span> und <text:span text:style-name="T12">Pop(...)</text:span> Objektzuweisung statt finden!</text:p>
        <text:p text:style-name="Standard"/>
        <text:list xml:id="list163924632288317" text:continue-numbering="true" text:style-name="Outline">
          <text:list-item>
            <text:list>
              <text:list-item>
                <text:list>
                  <text:list-item>
                    <text:h text:style-name="Heading_20_3" text:outline-level="3"><text:bookmark-start text:name="__RefHeading__3574_641621065"/><text:bookmark text:name="meth_def_aus2"/><text:bookmark text:name="meth_def_aus1"/>Definition von Memberfunktionen außerhalb der Klasse<text:bookmark-end text:name="__RefHeading__3574_641621065"/></text:h>
                  </text:list-item>
                </text:list>
              </text:list-item>
            </text:list>
          </text:list-item>
        </text:list>
        <text:p text:style-name="Text_20_body">Werden die Memberfunktionen außerhalb der Klasse definiert, so ist eine auf den ersten Blick etwas verwirrende Definition erforderlich. Die allgemeine Syntax zur Definition einer Memberfunktion eines Klassen-Templates außerhalb der Klasse lautet:</text:p>
        <text:p text:style-name="Text_20_body"/>
        <text:p text:style-name="code"><text:span text:style-name="Example"><text:span text:style-name="T3">template &lt;typename T&gt;</text:span></text:span><text:span text:style-name="Example"> </text:span></text:p>
        <text:p text:style-name="code"><text:span text:style-name="Example">RETURNTYP </text:span><text:span text:style-name="Example"><text:span text:style-name="T3">CLASS&lt;T&gt;</text:span></text:span><text:span text:style-name="Example">::METHODENNAME(....)</text:span></text:p>
        <text:p text:style-name="P4"/>
        <text:p text:style-name="P3"><text:span text:style-name="T12">T</text:span> ist wieder der formale Datentyp und <text:span text:style-name="T12">CLASS</text:span> der Name des Klassen-Templates. </text:p>
        <text:p text:style-name="P3"/>
        <text:p text:style-name="P3">Das nachfolgende Bespiel zeigt die Definitionen der Memberfunktionen <text:span text:style-name="T12">Push(...)</text:span> und <text:span text:style-name="T12">Pop(...)</text:span> der vorherigen Klasse <text:span text:style-name="T12">Stack</text:span>. Beachten Sie, dass zwischen dem Returntyp der Memberfunktion und dem Namen der Memberfunktion der Klassenname steht, gefolgt vom formalen Datentyp in spitzen Klammern.</text:p>
        <text:p text:style-name="P3"/>
        <text:p text:style-name="code"><text:span text:style-name="Source_20_Text"><text:span text:style-name="T4">template &lt;typename T&gt;</text:span></text:span><text:span text:style-name="Source_20_Text"><text:span text:style-name="T3"> </text:span></text:span></text:p>
        <text:p text:style-name="code"><text:span text:style-name="Source_20_Text">bool </text:span><text:span text:style-name="Source_20_Text"><text:span text:style-name="T18">CStack</text:span></text:span><text:span text:style-name="Source_20_Text"><text:span text:style-name="T19">&lt;T&gt;</text:span></text:span><text:span text:style-name="Source_20_Text">::Push(const </text:span><text:span text:style-name="Source_20_Text"><text:span text:style-name="T3">T&amp;</text:span></text:span><text:span text:style-name="Source_20_Text"> val)<text:line-break/>{....}</text:span></text:p>
        <text:p text:style-name="code"><text:s/></text:p>
        <text:p text:style-name="code"><text:span text:style-name="Source_20_Text"><text:span text:style-name="T3">template &lt;typename T&gt; </text:span></text:span></text:p>
        <text:p text:style-name="code"><text:span text:style-name="Source_20_Text">bool </text:span><text:span text:style-name="Source_20_Text"><text:span text:style-name="T18">CStack&lt;T&gt;</text:span></text:span><text:span text:style-name="Source_20_Text">::Pop(</text:span><text:span text:style-name="Source_20_Text"><text:span text:style-name="T3">T&amp;</text:span></text:span><text:span text:style-name="Source_20_Text"> val)<text:line-break/>{....}</text:span></text:p>
        <text:p text:style-name="Standard"/>
        <text:p text:style-name="Standard"/>
        <text:list xml:id="list163925289958495" text:continue-numbering="true" text:style-name="Outline">
          <text:list-item>
            <text:list>
              <text:list-item>
                <text:list>
                  <text:list-item>
                    <text:h text:style-name="Heading_20_3" text:outline-level="3"><text:bookmark-start text:name="__RefHeading__3576_641621065"/><text:soft-page-break/>Definition von Objekten<text:bookmark-end text:name="__RefHeading__3576_641621065"/></text:h>
                  </text:list-item>
                </text:list>
              </text:list-item>
            </text:list>
          </text:list-item>
        </text:list>
        <text:p text:style-name="code"><text:span text:style-name="Source_20_Text"><text:span text:style-name="T15">// Objektdefinition + Template-Instanziierung</text:span></text:span><text:span text:style-name="Source_20_Text"><text:line-break/></text:span><text:span text:style-name="Source_20_Text"><text:span text:style-name="T3">CStack</text:span></text:span><text:span text:style-name="Source_20_Text"><text:span text:style-name="T14">&lt;</text:span></text:span><text:span text:style-name="luecke"><text:span text:style-name="T3">long</text:span></text:span><text:span text:style-name="Source_20_Text"><text:span text:style-name="T14">&gt;</text:span></text:span><text:span text:style-name="Source_20_Text"> longStack(10);<text:line-break/></text:span><text:span text:style-name="Source_20_Text"><text:span text:style-name="T3">CStack</text:span></text:span><text:span text:style-name="Source_20_Text"><text:span text:style-name="T14">&lt;</text:span></text:span><text:span text:style-name="luecke"><text:span text:style-name="T3">char</text:span></text:span><text:span text:style-name="Source_20_Text"><text:span text:style-name="T14">&gt;</text:span></text:span><text:span text:style-name="Source_20_Text"> charStack(50);</text:span> </text:p>
        <text:p text:style-name="P14"/>
        <text:list xml:id="list163924980480751" text:continue-numbering="true" text:style-name="Outline">
          <text:list-item>
            <text:list>
              <text:list-item>
                <text:list>
                  <text:list-item>
                    <text:h text:style-name="Heading_20_3" text:outline-level="3"><text:bookmark-start text:name="__RefHeading__3578_641621065"/>Aufgabe: templateStack.cpp (u)<text:bookmark-end text:name="__RefHeading__3578_641621065"/></text:h>
                  </text:list-item>
                </text:list>
              </text:list-item>
            </text:list>
          </text:list-item>
        </text:list>
        <text:p text:style-name="aufgabe">Bringen Sie folg. Programmfragment zum Laufen:</text:p>
        <text:p text:style-name="aufgabe"/>
        <text:p text:style-name="aufgabe">//?????????????????????????????????</text:p>
        <text:p text:style-name="aufgabe"/>
        <text:p text:style-name="aufgabe">int main(){</text:p>
        <text:p text:style-name="aufgabe"/>
        <text:p text:style-name="aufgabe"><text:s text:c="4"/>CStack&lt;int&gt; iStack(100);</text:p>
        <text:p text:style-name="aufgabe"><text:s text:c="4"/>CStack&lt;string&gt; sStack(100);</text:p>
        <text:p text:style-name="aufgabe"/>
        <text:p text:style-name="aufgabe"><text:s text:c="4"/>for (int i=0; i &lt; 100; i++)</text:p>
        <text:p text:style-name="aufgabe"><text:s text:c="8"/>iStack.Push(i);</text:p>
        <text:p text:style-name="aufgabe"/>
        <text:p text:style-name="aufgabe"><text:s text:c="4"/>for (int i=0; i &lt; 100; i++){</text:p>
        <text:p text:style-name="aufgabe"><text:s text:c="8"/>int wert;</text:p>
        <text:p text:style-name="aufgabe"><text:s text:c="8"/>iStack.Pop(wert);</text:p>
        <text:p text:style-name="aufgabe"><text:s text:c="8"/>cout &lt;&lt; wert &lt;&lt; ",";</text:p>
        <text:p text:style-name="aufgabe"><text:s text:c="4"/>}</text:p>
        <text:p text:style-name="aufgabe"/>
        <text:p text:style-name="aufgabe"><text:s text:c="4"/>cout &lt;&lt; endl&lt;&lt;endl;</text:p>
        <text:p text:style-name="aufgabe"><text:s text:c="4"/></text:p>
        <text:p text:style-name="aufgabe"><text:s text:c="4"/>return 0;</text:p>
        <text:p text:style-name="aufgabe">}</text:p>
        <text:p text:style-name="aufgabe"/>
        <text:list xml:id="list163926420096903" text:continue-numbering="true" text:style-name="Outline">
          <text:list-item>
            <text:list>
              <text:list-item>
                <text:list>
                  <text:list-item>
                    <text:h text:style-name="Heading_20_3" text:outline-level="3"><text:bookmark-start text:name="__RefHeading__3580_641621065"/>+Aufgabe: boundVector.cpp (t)<text:bookmark-end text:name="__RefHeading__3580_641621065"/></text:h>
                  </text:list-item>
                </text:list>
              </text:list-item>
            </text:list>
          </text:list-item>
        </text:list>
        <text:p text:style-name="aufgabe">Lernziele:</text:p>
        <text:list xml:id="list163924862948623" text:continue-list="list163925849340681" text:style-name="List_20_3">
          <text:list-item text:start-value="1">
            <text:p text:style-name="P15">template</text:p>
          </text:list-item>
          <text:list-item>
            <text:p text:style-name="P15">vererbung, protected</text:p>
          </text:list-item>
          <text:list-item>
            <text:p text:style-name="P15">operator overloading</text:p>
            <text:p text:style-name="P15"/>
          </text:list-item>
        </text:list>
        <text:p text:style-name="aufgabe">Datei:</text:p>
        <text:list xml:id="list163926300506617" text:continue-list="list163924862948623" text:style-name="List_20_3">
          <text:list-item text:start-value="1">
            <text:p text:style-name="P15">boundVector.cpp</text:p>
          </text:list-item>
        </text:list>
        <text:p text:style-name="aufgabe"/>
        <text:p text:style-name="aufgabe"/>
        <text:p text:style-name="aufgabe">Aufgabe1:</text:p>
        <text:p text:style-name="aufgabe">Erstellen sie die Klasse CVector als TEMPLATE mit folg. Aufbau:</text:p>
        <text:p text:style-name="aufgabe"/>
        <text:p text:style-name="aufgabe">// ------------------ Basis - Klasse</text:p>
        <text:p text:style-name="aufgabe">template &lt;typename TYPE&gt;</text:p>
        <text:p text:style-name="aufgabe">class CVector{</text:p>
        <text:p text:style-name="aufgabe"><text:s text:c="4"/>pri......: </text:p>
        <text:p text:style-name="aufgabe"><text:s text:c="8"/>int size; </text:p>
        <text:p text:style-name="aufgabe"><text:s text:c="4"/>pro.........:</text:p>
        <text:p text:style-name="aufgabe"><text:s text:c="8"/>TYPE * v;</text:p>
        <text:p text:style-name="aufgabe"><text:s text:c="4"/>............: </text:p>
        <text:p text:style-name="aufgabe"><text:s text:c="8"/>CVector(){</text:p>
        <text:p text:style-name="aufgabe"><text:soft-page-break/><text:s text:c="16"/>size=100;</text:p>
        <text:p text:style-name="aufgabe"><text:s text:c="16"/>............;</text:p>
        <text:p text:style-name="aufgabe"><text:s text:c="8"/>}</text:p>
        <text:p text:style-name="aufgabe"><text:s text:c="8"/>CVector(int len){</text:p>
        <text:p text:style-name="aufgabe"><text:s text:c="16"/>size=len;</text:p>
        <text:p text:style-name="aufgabe"><text:s text:c="16"/>............;</text:p>
        <text:p text:style-name="aufgabe"><text:s text:c="8"/>}</text:p>
        <text:p text:style-name="aufgabe"><text:s text:c="8"/>~CVector(){</text:p>
        <text:p text:style-name="aufgabe"><text:s text:c="16"/>delete [] v;</text:p>
        <text:p text:style-name="aufgabe"><text:s text:c="8"/>}</text:p>
        <text:p text:style-name="aufgabe">}; <text:s/></text:p>
        <text:p text:style-name="aufgabe"/>
        <text:p text:style-name="aufgabe"/>
        <text:p text:style-name="aufgabe">Aufgabe2:</text:p>
        <text:p text:style-name="aufgabe">Erstellen sie die Klasse BVector als Unterklasse der Klasse CVector (s.o.). </text:p>
        <text:p text:style-name="aufgabe">BVector enthalte die zusätzlichen Attribute/Member</text:p>
        <text:p text:style-name="aufgabe"/>
        <text:p text:style-name="aufgabe"><text:s text:c="2"/>int l; // lower bound</text:p>
        <text:p text:style-name="aufgabe"><text:s text:c="2"/>int r; // upper bound</text:p>
        <text:p text:style-name="aufgabe"/>
        <text:p text:style-name="aufgabe"/>
        <text:p text:style-name="aufgabe">// ------------------ Unter - Klasse</text:p>
        <text:p text:style-name="aufgabe">template &lt;typename TYPE&gt;</text:p>
        <text:p text:style-name="aufgabe">class BVector : public ..... {</text:p>
        <text:p text:style-name="aufgabe"><text:s text:c="4"/>.........:</text:p>
        <text:p text:style-name="aufgabe"><text:s text:c="8"/>int l; int r;</text:p>
        <text:p text:style-name="aufgabe"><text:s text:c="4"/>.........:</text:p>
        <text:p text:style-name="aufgabe"><text:s text:c="8"/>BVector(int left, int right): ...........(right-left+1){</text:p>
        <text:p text:style-name="aufgabe"><text:s text:c="16"/>l= left;</text:p>
        <text:p text:style-name="aufgabe"><text:s text:c="16"/>r= right;</text:p>
        <text:p text:style-name="aufgabe"><text:s text:c="8"/>}</text:p>
        <text:p text:style-name="aufgabe"><text:s text:c="8"/>....... operator[](int i){</text:p>
        <text:p text:style-name="aufgabe"><text:s text:c="16"/>return ...........::v[i-l];</text:p>
        <text:p text:style-name="aufgabe"><text:s text:c="8"/>}</text:p>
        <text:p text:style-name="aufgabe"><text:s text:c="7"/>......... ostream&amp; operator&lt;&lt;(ostream&amp; os, const bvector&lt;T&gt;&amp; other){</text:p>
        <text:p text:style-name="aufgabe"><text:s text:c="16"/>for (int i=0; i&lt; other.r-other.l+1; i++)</text:p>
        <text:p text:style-name="aufgabe"><text:s text:c="32"/>os &lt;&lt;other.v[i]&lt;&lt;' ';</text:p>
        <text:p text:style-name="aufgabe"><text:s text:c="16"/>return os;</text:p>
        <text:p text:style-name="aufgabe"><text:s text:c="8"/>}</text:p>
        <text:p text:style-name="aufgabe">};</text:p>
        <text:p text:style-name="aufgabe"/>
        <text:p text:style-name="aufgabe"/>
        <text:p text:style-name="aufgabe">Dadurch kann man Vektoren auf folg. Weise verwenden:</text:p>
        <text:p text:style-name="aufgabe"/>
        <text:p text:style-name="aufgabe"><text:s text:c="2"/>BVector aVector(-10,10); <text:s/>// einen vektor mit dem Index-Bereich -10 bis</text:p>
        <text:p text:style-name="aufgabe"><text:s text:c="40"/>// +10 definieren</text:p>
        <text:p text:style-name="aufgabe"/>
        <text:p text:style-name="aufgabe"><text:s text:c="2"/>aVector[-7]= 17; <text:s text:c="4"/></text:p>
        <text:p text:style-name="aufgabe"/>
        <text:p text:style-name="aufgabe"/>
        <text:p text:style-name="aufgabe">Aufgabe3: </text:p>
        <text:p text:style-name="aufgabe">Erstellen sie das Testprogramm, um die Funktionsweise dieses Vektors ausgiebig zu testen.</text:p>
        <text:p text:style-name="aufgabe"/>
        <text:p text:style-name="aufgabe">// ------------------ Test - Programm</text:p>
        <text:p text:style-name="aufgabe">int main(int argc, char *argv[])</text:p>
        <text:p text:style-name="aufgabe">{</text:p>
        <text:p text:style-name="aufgabe"><text:s text:c="2"/>BVector&lt;int&gt; aVector(-10,10);</text:p>
        <text:p text:style-name="aufgabe"/>
        <text:p text:style-name="aufgabe"><text:soft-page-break/><text:s text:c="2"/>for (int i=-10; i&lt;11; i++)</text:p>
        <text:p text:style-name="aufgabe"><text:s text:c="4"/>aVector[i]=0;</text:p>
        <text:p text:style-name="aufgabe"/>
        <text:p text:style-name="aufgabe"><text:s text:c="2"/>aVector[-7]=9;</text:p>
        <text:p text:style-name="aufgabe"><text:s text:c="2"/></text:p>
        <text:p text:style-name="aufgabe"><text:s text:c="2"/>cout &lt;&lt; aVector <text:s/>&lt;&lt; endl;</text:p>
        <text:p text:style-name="aufgabe"><text:s text:c="2"/></text:p>
        <text:p text:style-name="aufgabe"><text:s text:c="2"/>return 0;</text:p>
        <text:p text:style-name="aufgabe">}</text:p>
        <text:p text:style-name="aufgabe"/>
        <text:p text:style-name="aufgabe"/>
        <text:p text:style-name="aufgabe"/>
        <text:p text:style-name="aufgabe">Fragen:</text:p>
        <text:list xml:id="list163926492259696" text:continue-list="list163926300506617" text:style-name="List_20_3">
          <text:list-item text:start-value="1">
            <text:p text:style-name="P15">auf welche Weise kann eine Unterklasse direkt auf die Attribute der Oberklasse zugreifen? Nenne Nach/Vorteile dieser Methode!</text:p>
          </text:list-item>
        </text:list>
        <text:p text:style-name="aufgabe"/>
        <text:p text:style-name="P1"/>
        <text:list xml:id="list163926642413145" text:continue-list="list163926420096903" text:style-name="Outline">
          <text:list-item>
            <text:list>
              <text:list-item>
                <text:list>
                  <text:list-item>
                    <text:h text:style-name="Heading_20_3" text:outline-level="3"><text:bookmark-start text:name="__RefHeading__3582_641621065"/>+Aufgabe: MyStack.c (m)<text:bookmark-end text:name="__RefHeading__3582_641621065"/></text:h>
                  </text:list-item>
                </text:list>
              </text:list-item>
            </text:list>
          </text:list-item>
        </text:list>
      </text:section>
      <text:p text:style-name="code">Schreiben Sie folg. Programm derart um, dass es sich um ein Klassen-Template handelt.</text:p>
      <text:p text:style-name="P2"/>
      <text:p text:style-name="code"><text:span text:style-name="T3">class </text:span><text:span text:style-name="T5">Int</text:span>Stack {</text:p>
      <text:p text:style-name="code"><text:span text:style-name="T3">public</text:span>:</text:p>
      <text:p text:style-name="code"><text:span text:style-name="T5"><text:tab/>Int</text:span>Stack() { s=0; size=0; topindex=-1; }</text:p>
      <text:p text:style-name="code"><text:tab/>~<text:span text:style-name="T5">Int</text:span>Stack() { <text:span text:style-name="T3">if </text:span>(s!=0) <text:span text:style-name="T3">delete </text:span>[] s; }</text:p>
      <text:p text:style-name="P2"/>
      <text:p text:style-name="code"><text:span text:style-name="T3"><text:tab/>void </text:span>push(<text:span text:style-name="T6">int </text:span>e);</text:p>
      <text:p text:style-name="code"><text:span text:style-name="T3"><text:tab/>int </text:span>top() <text:span text:style-name="T3">const </text:span>{ <text:span text:style-name="T13">/* Fehler-Check */</text:span></text:p>
      <text:p text:style-name="code"><text:span text:style-name="T3"><text:tab/><text:tab/>return </text:span>s[topindex]; </text:p>
      <text:p text:style-name="code"><text:tab/>}</text:p>
      <text:p text:style-name="code"><text:span text:style-name="T3"><text:tab/>int </text:span>pop() { <text:span text:style-name="T13">/* Fehler-Check */</text:span></text:p>
      <text:p text:style-name="code"><text:span text:style-name="T3"><text:tab/><text:tab/>return </text:span>s[topindex--]; </text:p>
      <text:p text:style-name="code"><text:tab/>}</text:p>
      <text:p text:style-name="code"><text:span text:style-name="T3"><text:tab/>bool </text:span>isEmpty() <text:span text:style-name="T3">const </text:span>{ <text:span text:style-name="T3">return </text:span>(topindex==1); }</text:p>
      <text:p text:style-name="code"><text:span text:style-name="T3">private</text:span>:</text:p>
      <text:p text:style-name="code"><text:span text:style-name="T6"><text:tab/>int</text:span>* s;</text:p>
      <text:p text:style-name="code"><text:span text:style-name="T3"><text:tab/>int </text:span>size;</text:p>
      <text:p text:style-name="code"><text:span text:style-name="T3"><text:tab/>int </text:span>topindex;</text:p>
      <text:p text:style-name="code">};</text:p>
      <text:p text:style-name="code"/>
      <text:p text:style-name="code"><text:span text:style-name="T3">inline void </text:span><text:span text:style-name="T5">Int</text:span>Stack::push(<text:span text:style-name="T6">int </text:span>e){</text:p>
      <text:p text:style-name="code"><text:span text:style-name="T3"><text:tab/>if </text:span>(size &lt;= topindex+1){ <text:span text:style-name="T13">// Platz auf dem Stack schaffen</text:span></text:p>
      <text:p text:style-name="code"><text:span text:style-name="T6"><text:tab/><text:tab/>int</text:span>* news = <text:span text:style-name="T3">new </text:span><text:span text:style-name="T6">int</text:span>[size=size*2+1];</text:p>
      <text:p text:style-name="code"><text:span text:style-name="T3"><text:tab/><text:tab/>for </text:span>(<text:span text:style-name="T3">int </text:span>i = 0; i &lt;= topindex; i++)</text:p>
      <text:p text:style-name="code"><text:tab/><text:tab/><text:tab/>news[i] = s[i];</text:p>
      <text:p text:style-name="code"><text:span text:style-name="T3"><text:tab/><text:tab/>if </text:span>(s != 0) <text:span text:style-name="T3">delete </text:span>[] s;</text:p>
      <text:p text:style-name="code"><text:tab/><text:tab/>s = news;</text:p>
      <text:p text:style-name="code"><text:tab/>}</text:p>
      <text:p text:style-name="code"><text:tab/>s[++topindex] = e;</text:p>
      <text:p text:style-name="code">}</text:p>
      <text:p text:style-name="code"/>
      <text:list xml:id="list163926638250412" text:continue-numbering="true" text:style-name="Outline">
        <text:list-item>
          <text:list>
            <text:list-item>
              <text:h text:style-name="Heading_20_2" text:outline-level="2"><text:bookmark-start text:name="__RefHeading__3584_641621065"/><text:soft-page-break/><text:span text:style-name="Citation"><text:span text:style-name="T1">Ausblick</text:span></text:span><text:bookmark-end text:name="__RefHeading__3584_641621065"/></text:h>
            </text:list-item>
          </text:list>
        </text:list-item>
      </text:list>
      <text:p text:style-name="Text_20_body"><text:span text:style-name="Citation"><text:span text:style-name="T1">Im nächsten Kapitel wollen wir uns mit der STL beschäftigen. </text:span></text:span></text:p>
      <text:p text:style-name="Text_20_body"><text:span text:style-name="Citation"><text:span text:style-name="T1"/></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list-style-name="Outline"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0cm" fo:margin-right="0cm" fo:margin-top="0.071cm" fo:margin-bottom="0.423cm" style:contextual-spacing="false" fo:text-indent="0cm" style:auto-text-indent="false" fo:keep-with-next="always"/>
      <style:text-properties style:font-name="Arial Black" fo:font-family="'Arial Black'" style:font-family-generic="swiss" style:font-pitch="variable" fo:font-size="9pt" fo:letter-spacing="-0.009cm" style:font-size-asian="9pt"/>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1"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3Standard" style:family="paragraph" style:parent-style-name="Standard">
      <style:paragraph-properties fo:margin-left="1.501cm" fo:margin-right="0cm" fo:text-indent="0cm" style:auto-text-indent="false"/>
      <style:text-properties style:font-name="Times New Roman" fo:font-family="'Times New Roman'" style:font-family-generic="roman" style:font-pitch="variable" fo:font-size="11pt" fo:language="en" fo:country="GB" style:font-size-asian="11pt"/>
    </style:style>
    <style:style style:name="Heading2" style:family="paragraph" style:parent-style-name="Standard">
      <style:text-properties style:font-name="Arial" fo:font-family="Arial" style:font-family-generic="swiss" style:font-pitch="variable" fo:font-size="11pt" fo:language="en" fo:country="GB" style:text-underline-style="solid" style:text-underline-width="auto" style:text-underline-color="font-color" style:font-size-asian="11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parent-style-name="Strong_20_Emphasis">
      <style:text-properties style:use-window-font-color="true" fo:font-size="10pt" style:text-underline-style="solid" style:text-underline-width="bold" style:text-underline-color="font-color" fo:background-color="#ffffff"/>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2" fo:font-family="'Courier New'" style:font-family-generic="modern" style:font-name-complex="Courier New2" style:font-family-complex="'Courier New'" style:font-family-generic-complex="modern"/>
    </style:style>
    <style:style style:name="WW8Num36z2" style:family="text">
      <style:text-properties style:font-name="Wingdings" fo:font-family="Wingdings" style:font-pitch="variable" style:font-charset="x-symbol"/>
    </style:style>
    <style:style style:name="WW8Num110z0" style:family="text">
      <style:text-properties style:font-name="Symbol" fo:font-family="Symbol" style:font-family-generic="roman" style:font-pitch="variable" style:font-charset="x-symbol"/>
    </style:style>
    <style:style style:name="WW8Num110z1" style:family="text">
      <style:text-properties style:font-name="Courier New2" fo:font-family="'Courier New'" style:font-family-generic="modern" style:font-name-complex="Courier New2" style:font-family-complex="'Courier New'" style:font-family-generic-complex="modern"/>
    </style:style>
    <style:style style:name="WW8Num110z2" style:family="text">
      <style:text-properties style:font-name="Wingdings" fo:font-family="Wingdings"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4pt solid #993366"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Symbol"/>
      </text:list-level-style-bullet>
      <text:list-level-style-bullet text:level="2" text:style-name="WW8Num110z1" text:bullet-char="o">
        <style:list-level-properties text:space-before="1.905cm" text:min-label-width="0.635cm"/>
        <style:text-properties style:font-name="Courier New"/>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0"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0"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C++<text:tab/><text:file-name text:display="name-and-extension">01-cpp-templates.odt</text:file-name><text:tab/>Arbeitsunterlage</text:p>
      </style:header>
      <style:footer>
        <text:p text:style-name="Footer">Informatik<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nton Hofmann</meta:initial-creator>
    <meta:creation-date>2007-05-09T19:01:40</meta:creation-date>
    <dc:creator>hofmann </dc:creator>
    <dc:date>2016-06-06T16:39:24.035150280</dc:date>
    <dc:language>de-DE</dc:language>
    <meta:editing-cycles>130</meta:editing-cycles>
    <meta:editing-duration>P1DT13H15M1S</meta:editing-duration>
    <meta:document-statistic meta:table-count="0" meta:image-count="0" meta:object-count="0" meta:page-count="15" meta:paragraph-count="457" meta:word-count="2484" meta:character-count="19074" meta:non-whitespace-character-count="15593"/>
    <meta:user-defined meta:name="Info 1"/>
    <meta:user-defined meta:name="Info 2"/>
    <meta:user-defined meta:name="Info 3"/>
    <meta:user-defined meta:name="Info 4"/>
    <meta:template xlink:type="simple" xlink:actuate="onRequest" xlink:title="progbuch-vorlage" xlink:href="../../../../../../../../../../C:/Dokumente%20und%20Einstellungen/Lokale%20Einstellungen/Temp/template/progbuch-vorlage.ott" meta:date="2007-05-23T10:10:31"/>
  </office:meta>
</office:document-meta>
</file>